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Geneva, Verdan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L" style:family="table-column">
      <style:table-column-properties style:column-width="1.418cm" style:rel-column-width="546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L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1*"/>
    </style:style>
    <style:style style:name="Tabela3.L" style:family="table-column">
      <style:table-column-properties style:column-width="1.418cm" style:rel-column-width="546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L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9.287cm" table:align="left" style:shadow="none"/>
    </style:style>
    <style:style style:name="Tabela4.A" style:family="table-column">
      <style:table-column-properties style:column-width="1.706cm"/>
    </style:style>
    <style:style style:name="Tabela4.C" style:family="table-column">
      <style:table-column-properties style:column-width="1.965cm"/>
    </style:style>
    <style:style style:name="Tabela4.E" style:family="table-column">
      <style:table-column-properties style:column-width="1.946cm"/>
    </style:style>
    <style:style style:name="Tabe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background-color="#000000" fo:padding="0.097cm" fo:border="0.05pt solid #000000">
        <style:background-image/>
      </style:table-cell-properties>
    </style:style>
    <style:style style:name="Tabela4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none" fo:border-top="none" fo:border-bottom="0.05pt solid #000000"/>
    </style:style>
    <style:style style:name="Tabela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none" fo:border-top="none" fo:border-bottom="0.05pt solid #000000"/>
    </style:style>
    <style:style style:name="Tabela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none" fo:border-top="none" fo:border-bottom="0.05pt solid #000000"/>
    </style:style>
    <style:style style:name="Tabela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none" fo:border-top="none" fo:border-bottom="0.05pt solid #000000"/>
    </style:style>
    <style:style style:name="Tabela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none" fo:border-top="none" fo:border-bottom="0.05pt solid #000000"/>
    </style:style>
    <style:style style:name="Tabela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none" fo:border-top="none" fo:border-bottom="0.05pt solid #000000"/>
    </style:style>
    <style:style style:name="Tabela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none" fo:border-top="none" fo:border-bottom="0.05pt solid #000000"/>
    </style:style>
    <style:style style:name="Tabela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21" style:family="table-row">
      <style:table-row-properties style:min-row-height="0.841cm"/>
    </style:style>
    <style:style style:name="Tabela4.B21" style:family="table-cell">
      <style:table-cell-properties fo:padding="0.097cm" fo:border-left="0.05pt solid #000000" fo:border-right="none" fo:border-top="none" fo:border-bottom="0.05pt solid #000000"/>
    </style:style>
    <style:style style:name="Tabela4.C21" style:family="table-cell">
      <style:table-cell-properties fo:padding="0.097cm" fo:border-left="0.05pt solid #000000" fo:border-right="none" fo:border-top="none" fo:border-bottom="0.05pt solid #000000"/>
    </style:style>
    <style:style style:name="Tabela4.D21" style:family="table-cell">
      <style:table-cell-properties fo:padding="0.097cm" fo:border-left="0.05pt solid #000000" fo:border-right="none" fo:border-top="none" fo:border-bottom="0.05pt solid #000000"/>
    </style:style>
    <style:style style:name="Tabela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2" style:family="table-cell">
      <style:table-cell-properties fo:padding="0.097cm" fo:border-left="0.05pt solid #000000" fo:border-right="none" fo:border-top="none" fo:border-bottom="0.05pt solid #000000"/>
    </style:style>
    <style:style style:name="Tabela4.C22" style:family="table-cell">
      <style:table-cell-properties fo:padding="0.097cm" fo:border-left="0.05pt solid #000000" fo:border-right="none" fo:border-top="none" fo:border-bottom="0.05pt solid #000000"/>
    </style:style>
    <style:style style:name="Tabela4.D22" style:family="table-cell">
      <style:table-cell-properties fo:padding="0.097cm" fo:border-left="0.05pt solid #000000" fo:border-right="none" fo:border-top="none" fo:border-bottom="0.05pt solid #000000"/>
    </style:style>
    <style:style style:name="Tabela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3" style:family="table-cell">
      <style:table-cell-properties fo:padding="0.097cm" fo:border-left="0.05pt solid #000000" fo:border-right="none" fo:border-top="none" fo:border-bottom="0.05pt solid #000000"/>
    </style:style>
    <style:style style:name="Tabela4.C23" style:family="table-cell">
      <style:table-cell-properties fo:padding="0.097cm" fo:border-left="0.05pt solid #000000" fo:border-right="none" fo:border-top="none" fo:border-bottom="0.05pt solid #000000"/>
    </style:style>
    <style:style style:name="Tabela4.D23" style:family="table-cell">
      <style:table-cell-properties fo:padding="0.097cm" fo:border-left="0.05pt solid #000000" fo:border-right="none" fo:border-top="none" fo:border-bottom="0.05pt solid #000000"/>
    </style:style>
    <style:style style:name="Tabela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4" style:family="table-cell">
      <style:table-cell-properties fo:padding="0.097cm" fo:border-left="0.05pt solid #000000" fo:border-right="none" fo:border-top="none" fo:border-bottom="0.05pt solid #000000"/>
    </style:style>
    <style:style style:name="Tabela4.C24" style:family="table-cell">
      <style:table-cell-properties fo:padding="0.097cm" fo:border-left="0.05pt solid #000000" fo:border-right="none" fo:border-top="none" fo:border-bottom="0.05pt solid #000000"/>
    </style:style>
    <style:style style:name="Tabela4.D24" style:family="table-cell">
      <style:table-cell-properties fo:padding="0.097cm" fo:border-left="0.05pt solid #000000" fo:border-right="none" fo:border-top="none" fo:border-bottom="0.05pt solid #000000"/>
    </style:style>
    <style:style style:name="Tabela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5" style:family="table-cell">
      <style:table-cell-properties fo:padding="0.097cm" fo:border-left="0.05pt solid #000000" fo:border-right="none" fo:border-top="none" fo:border-bottom="0.05pt solid #000000"/>
    </style:style>
    <style:style style:name="Tabela4.C25" style:family="table-cell">
      <style:table-cell-properties fo:padding="0.097cm" fo:border-left="0.05pt solid #000000" fo:border-right="none" fo:border-top="none" fo:border-bottom="0.05pt solid #000000"/>
    </style:style>
    <style:style style:name="Tabela4.D25" style:family="table-cell">
      <style:table-cell-properties fo:padding="0.097cm" fo:border-left="0.05pt solid #000000" fo:border-right="none" fo:border-top="none" fo:border-bottom="0.05pt solid #000000"/>
    </style:style>
    <style:style style:name="Tabela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6" style:family="table-cell">
      <style:table-cell-properties fo:padding="0.097cm" fo:border-left="0.05pt solid #000000" fo:border-right="none" fo:border-top="none" fo:border-bottom="0.05pt solid #000000"/>
    </style:style>
    <style:style style:name="Tabela4.C26" style:family="table-cell">
      <style:table-cell-properties fo:padding="0.097cm" fo:border-left="0.05pt solid #000000" fo:border-right="none" fo:border-top="none" fo:border-bottom="0.05pt solid #000000"/>
    </style:style>
    <style:style style:name="Tabela4.D26" style:family="table-cell">
      <style:table-cell-properties fo:padding="0.097cm" fo:border-left="0.05pt solid #000000" fo:border-right="none" fo:border-top="none" fo:border-bottom="0.05pt solid #000000"/>
    </style:style>
    <style:style style:name="Tabela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7" style:family="table-cell">
      <style:table-cell-properties fo:padding="0.097cm" fo:border-left="0.05pt solid #000000" fo:border-right="none" fo:border-top="none" fo:border-bottom="0.05pt solid #000000"/>
    </style:style>
    <style:style style:name="Tabela4.C27" style:family="table-cell">
      <style:table-cell-properties fo:padding="0.097cm" fo:border-left="0.05pt solid #000000" fo:border-right="none" fo:border-top="none" fo:border-bottom="0.05pt solid #000000"/>
    </style:style>
    <style:style style:name="Tabela4.D27" style:family="table-cell">
      <style:table-cell-properties fo:padding="0.097cm" fo:border-left="0.05pt solid #000000" fo:border-right="none" fo:border-top="none" fo:border-bottom="0.05pt solid #000000"/>
    </style:style>
    <style:style style:name="Tabela4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8" style:family="table-cell">
      <style:table-cell-properties fo:padding="0.097cm" fo:border-left="0.05pt solid #000000" fo:border-right="none" fo:border-top="none" fo:border-bottom="0.05pt solid #000000"/>
    </style:style>
    <style:style style:name="Tabela4.C28" style:family="table-cell">
      <style:table-cell-properties fo:padding="0.097cm" fo:border-left="0.05pt solid #000000" fo:border-right="none" fo:border-top="none" fo:border-bottom="0.05pt solid #000000"/>
    </style:style>
    <style:style style:name="Tabela4.D28" style:family="table-cell">
      <style:table-cell-properties fo:padding="0.097cm" fo:border-left="0.05pt solid #000000" fo:border-right="none" fo:border-top="none" fo:border-bottom="0.05pt solid #000000"/>
    </style:style>
    <style:style style:name="Tabela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9" style:family="table-cell">
      <style:table-cell-properties fo:padding="0.097cm" fo:border-left="0.05pt solid #000000" fo:border-right="none" fo:border-top="none" fo:border-bottom="0.05pt solid #000000"/>
    </style:style>
    <style:style style:name="Tabela4.C29" style:family="table-cell">
      <style:table-cell-properties fo:padding="0.097cm" fo:border-left="0.05pt solid #000000" fo:border-right="none" fo:border-top="none" fo:border-bottom="0.05pt solid #000000"/>
    </style:style>
    <style:style style:name="Tabela4.D29" style:family="table-cell">
      <style:table-cell-properties fo:padding="0.097cm" fo:border-left="0.05pt solid #000000" fo:border-right="none" fo:border-top="none" fo:border-bottom="0.05pt solid #000000"/>
    </style:style>
    <style:style style:name="Tabe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0" style:family="table-cell">
      <style:table-cell-properties fo:padding="0.097cm" fo:border-left="0.05pt solid #000000" fo:border-right="none" fo:border-top="none" fo:border-bottom="0.05pt solid #000000"/>
    </style:style>
    <style:style style:name="Tabela4.C30" style:family="table-cell">
      <style:table-cell-properties fo:padding="0.097cm" fo:border-left="0.05pt solid #000000" fo:border-right="none" fo:border-top="none" fo:border-bottom="0.05pt solid #000000"/>
    </style:style>
    <style:style style:name="Tabela4.D30" style:family="table-cell">
      <style:table-cell-properties fo:padding="0.097cm" fo:border-left="0.05pt solid #000000" fo:border-right="none" fo:border-top="none" fo:border-bottom="0.05pt solid #000000"/>
    </style:style>
    <style:style style:name="Tabela4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1" style:family="table-cell">
      <style:table-cell-properties fo:padding="0.097cm" fo:border-left="0.05pt solid #000000" fo:border-right="none" fo:border-top="none" fo:border-bottom="0.05pt solid #000000"/>
    </style:style>
    <style:style style:name="Tabela4.C31" style:family="table-cell">
      <style:table-cell-properties fo:padding="0.097cm" fo:border-left="0.05pt solid #000000" fo:border-right="none" fo:border-top="none" fo:border-bottom="0.05pt solid #000000"/>
    </style:style>
    <style:style style:name="Tabela4.D31" style:family="table-cell">
      <style:table-cell-properties fo:padding="0.097cm" fo:border-left="0.05pt solid #000000" fo:border-right="none" fo:border-top="none" fo:border-bottom="0.05pt solid #000000"/>
    </style:style>
    <style:style style:name="Tabela4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2" style:family="table-cell">
      <style:table-cell-properties fo:padding="0.097cm" fo:border-left="0.05pt solid #000000" fo:border-right="none" fo:border-top="none" fo:border-bottom="0.05pt solid #000000"/>
    </style:style>
    <style:style style:name="Tabela4.C32" style:family="table-cell">
      <style:table-cell-properties fo:padding="0.097cm" fo:border-left="0.05pt solid #000000" fo:border-right="none" fo:border-top="none" fo:border-bottom="0.05pt solid #000000"/>
    </style:style>
    <style:style style:name="Tabela4.D32" style:family="table-cell">
      <style:table-cell-properties fo:padding="0.097cm" fo:border-left="0.05pt solid #000000" fo:border-right="none" fo:border-top="none" fo:border-bottom="0.05pt solid #000000"/>
    </style:style>
    <style:style style:name="Tabela4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3" style:family="table-cell">
      <style:table-cell-properties fo:padding="0.097cm" fo:border-left="0.05pt solid #000000" fo:border-right="none" fo:border-top="none" fo:border-bottom="0.05pt solid #000000"/>
    </style:style>
    <style:style style:name="Tabela4.C33" style:family="table-cell">
      <style:table-cell-properties fo:padding="0.097cm" fo:border-left="0.05pt solid #000000" fo:border-right="none" fo:border-top="none" fo:border-bottom="0.05pt solid #000000"/>
    </style:style>
    <style:style style:name="Tabela4.D33" style:family="table-cell">
      <style:table-cell-properties fo:padding="0.097cm" fo:border-left="0.05pt solid #000000" fo:border-right="none" fo:border-top="none" fo:border-bottom="0.05pt solid #000000"/>
    </style:style>
    <style:style style:name="Tabela4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4" style:family="table-cell">
      <style:table-cell-properties fo:padding="0.097cm" fo:border-left="0.05pt solid #000000" fo:border-right="none" fo:border-top="none" fo:border-bottom="0.05pt solid #000000"/>
    </style:style>
    <style:style style:name="Tabela4.C34" style:family="table-cell">
      <style:table-cell-properties fo:padding="0.097cm" fo:border-left="0.05pt solid #000000" fo:border-right="none" fo:border-top="none" fo:border-bottom="0.05pt solid #000000"/>
    </style:style>
    <style:style style:name="Tabela4.D34" style:family="table-cell">
      <style:table-cell-properties fo:padding="0.097cm" fo:border-left="0.05pt solid #000000" fo:border-right="none" fo:border-top="none" fo:border-bottom="0.05pt solid #000000"/>
    </style:style>
    <style:style style:name="Tabela4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5" style:family="table-cell">
      <style:table-cell-properties fo:padding="0.097cm" fo:border-left="0.05pt solid #000000" fo:border-right="none" fo:border-top="none" fo:border-bottom="0.05pt solid #000000"/>
    </style:style>
    <style:style style:name="Tabela4.C35" style:family="table-cell">
      <style:table-cell-properties fo:padding="0.097cm" fo:border-left="0.05pt solid #000000" fo:border-right="none" fo:border-top="none" fo:border-bottom="0.05pt solid #000000"/>
    </style:style>
    <style:style style:name="Tabela4.D35" style:family="table-cell">
      <style:table-cell-properties fo:padding="0.097cm" fo:border-left="0.05pt solid #000000" fo:border-right="none" fo:border-top="none" fo:border-bottom="0.05pt solid #000000"/>
    </style:style>
    <style:style style:name="Tabela4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6" style:family="table-cell">
      <style:table-cell-properties fo:padding="0.097cm" fo:border-left="0.05pt solid #000000" fo:border-right="none" fo:border-top="none" fo:border-bottom="0.05pt solid #000000"/>
    </style:style>
    <style:style style:name="Tabela4.C36" style:family="table-cell">
      <style:table-cell-properties fo:padding="0.097cm" fo:border-left="0.05pt solid #000000" fo:border-right="none" fo:border-top="none" fo:border-bottom="0.05pt solid #000000"/>
    </style:style>
    <style:style style:name="Tabela4.D36" style:family="table-cell">
      <style:table-cell-properties fo:padding="0.097cm" fo:border-left="0.05pt solid #000000" fo:border-right="none" fo:border-top="none" fo:border-bottom="0.05pt solid #000000"/>
    </style:style>
    <style:style style:name="Tabela4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7" style:family="table-cell">
      <style:table-cell-properties fo:padding="0.097cm" fo:border-left="0.05pt solid #000000" fo:border-right="none" fo:border-top="none" fo:border-bottom="0.05pt solid #000000"/>
    </style:style>
    <style:style style:name="Tabela4.C37" style:family="table-cell">
      <style:table-cell-properties fo:padding="0.097cm" fo:border-left="0.05pt solid #000000" fo:border-right="none" fo:border-top="none" fo:border-bottom="0.05pt solid #000000"/>
    </style:style>
    <style:style style:name="Tabela4.D37" style:family="table-cell">
      <style:table-cell-properties fo:padding="0.097cm" fo:border-left="0.05pt solid #000000" fo:border-right="none" fo:border-top="none" fo:border-bottom="0.05pt solid #000000"/>
    </style:style>
    <style:style style:name="Tabela4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8" style:family="table-cell">
      <style:table-cell-properties fo:padding="0.097cm" fo:border-left="0.05pt solid #000000" fo:border-right="none" fo:border-top="none" fo:border-bottom="0.05pt solid #000000"/>
    </style:style>
    <style:style style:name="Tabela4.C38" style:family="table-cell">
      <style:table-cell-properties fo:padding="0.097cm" fo:border-left="0.05pt solid #000000" fo:border-right="none" fo:border-top="none" fo:border-bottom="0.05pt solid #000000"/>
    </style:style>
    <style:style style:name="Tabela4.D38" style:family="table-cell">
      <style:table-cell-properties fo:padding="0.097cm" fo:border-left="0.05pt solid #000000" fo:border-right="none" fo:border-top="none" fo:border-bottom="0.05pt solid #000000"/>
    </style:style>
    <style:style style:name="Tabela4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9" style:family="table-cell">
      <style:table-cell-properties fo:padding="0.097cm" fo:border-left="0.05pt solid #000000" fo:border-right="none" fo:border-top="none" fo:border-bottom="0.05pt solid #000000"/>
    </style:style>
    <style:style style:name="Tabela4.C39" style:family="table-cell">
      <style:table-cell-properties fo:padding="0.097cm" fo:border-left="0.05pt solid #000000" fo:border-right="none" fo:border-top="none" fo:border-bottom="0.05pt solid #000000"/>
    </style:style>
    <style:style style:name="Tabela4.D39" style:family="table-cell">
      <style:table-cell-properties fo:padding="0.097cm" fo:border-left="0.05pt solid #000000" fo:border-right="none" fo:border-top="none" fo:border-bottom="0.05pt solid #000000"/>
    </style:style>
    <style:style style:name="Tabela4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0" style:family="table-cell">
      <style:table-cell-properties fo:padding="0.097cm" fo:border-left="0.05pt solid #000000" fo:border-right="none" fo:border-top="none" fo:border-bottom="0.05pt solid #000000"/>
    </style:style>
    <style:style style:name="Tabela4.C40" style:family="table-cell">
      <style:table-cell-properties fo:padding="0.097cm" fo:border-left="0.05pt solid #000000" fo:border-right="none" fo:border-top="none" fo:border-bottom="0.05pt solid #000000"/>
    </style:style>
    <style:style style:name="Tabela4.D40" style:family="table-cell">
      <style:table-cell-properties fo:padding="0.097cm" fo:border-left="0.05pt solid #000000" fo:border-right="none" fo:border-top="none" fo:border-bottom="0.05pt solid #000000"/>
    </style:style>
    <style:style style:name="Tabela4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1" style:family="table-cell">
      <style:table-cell-properties fo:padding="0.097cm" fo:border-left="0.05pt solid #000000" fo:border-right="none" fo:border-top="none" fo:border-bottom="0.05pt solid #000000"/>
    </style:style>
    <style:style style:name="Tabela4.C41" style:family="table-cell">
      <style:table-cell-properties fo:padding="0.097cm" fo:border-left="0.05pt solid #000000" fo:border-right="none" fo:border-top="none" fo:border-bottom="0.05pt solid #000000"/>
    </style:style>
    <style:style style:name="Tabela4.D41" style:family="table-cell">
      <style:table-cell-properties fo:padding="0.097cm" fo:border-left="0.05pt solid #000000" fo:border-right="none" fo:border-top="none" fo:border-bottom="0.05pt solid #000000"/>
    </style:style>
    <style:style style:name="Tabela4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2" style:family="table-cell">
      <style:table-cell-properties fo:padding="0.097cm" fo:border-left="0.05pt solid #000000" fo:border-right="none" fo:border-top="none" fo:border-bottom="0.05pt solid #000000"/>
    </style:style>
    <style:style style:name="Tabela4.C42" style:family="table-cell">
      <style:table-cell-properties fo:padding="0.097cm" fo:border-left="0.05pt solid #000000" fo:border-right="none" fo:border-top="none" fo:border-bottom="0.05pt solid #000000"/>
    </style:style>
    <style:style style:name="Tabela4.D42" style:family="table-cell">
      <style:table-cell-properties fo:padding="0.097cm" fo:border-left="0.05pt solid #000000" fo:border-right="none" fo:border-top="none" fo:border-bottom="0.05pt solid #000000"/>
    </style:style>
    <style:style style:name="Tabela4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3" style:family="table-cell">
      <style:table-cell-properties fo:padding="0.097cm" fo:border-left="0.05pt solid #000000" fo:border-right="none" fo:border-top="none" fo:border-bottom="0.05pt solid #000000"/>
    </style:style>
    <style:style style:name="Tabela4.C43" style:family="table-cell">
      <style:table-cell-properties fo:padding="0.097cm" fo:border-left="0.05pt solid #000000" fo:border-right="none" fo:border-top="none" fo:border-bottom="0.05pt solid #000000"/>
    </style:style>
    <style:style style:name="Tabela4.D43" style:family="table-cell">
      <style:table-cell-properties fo:padding="0.097cm" fo:border-left="0.05pt solid #000000" fo:border-right="none" fo:border-top="none" fo:border-bottom="0.05pt solid #000000"/>
    </style:style>
    <style:style style:name="Tabela4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4" style:family="table-cell">
      <style:table-cell-properties fo:padding="0.097cm" fo:border-left="0.05pt solid #000000" fo:border-right="none" fo:border-top="none" fo:border-bottom="0.05pt solid #000000"/>
    </style:style>
    <style:style style:name="Tabela4.C44" style:family="table-cell">
      <style:table-cell-properties fo:padding="0.097cm" fo:border-left="0.05pt solid #000000" fo:border-right="none" fo:border-top="none" fo:border-bottom="0.05pt solid #000000"/>
    </style:style>
    <style:style style:name="Tabela4.D44" style:family="table-cell">
      <style:table-cell-properties fo:padding="0.097cm" fo:border-left="0.05pt solid #000000" fo:border-right="none" fo:border-top="none" fo:border-bottom="0.05pt solid #000000"/>
    </style:style>
    <style:style style:name="Tabela4.E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5" style:family="table-cell">
      <style:table-cell-properties fo:padding="0.097cm" fo:border-left="0.05pt solid #000000" fo:border-right="none" fo:border-top="none" fo:border-bottom="0.05pt solid #000000"/>
    </style:style>
    <style:style style:name="Tabela4.C45" style:family="table-cell">
      <style:table-cell-properties fo:padding="0.097cm" fo:border-left="0.05pt solid #000000" fo:border-right="none" fo:border-top="none" fo:border-bottom="0.05pt solid #000000"/>
    </style:style>
    <style:style style:name="Tabela4.D45" style:family="table-cell">
      <style:table-cell-properties fo:padding="0.097cm" fo:border-left="0.05pt solid #000000" fo:border-right="none" fo:border-top="none" fo:border-bottom="0.05pt solid #000000"/>
    </style:style>
    <style:style style:name="Tabela4.E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6" style:family="table-cell">
      <style:table-cell-properties fo:padding="0.097cm" fo:border-left="0.05pt solid #000000" fo:border-right="none" fo:border-top="none" fo:border-bottom="0.05pt solid #000000"/>
    </style:style>
    <style:style style:name="Tabela4.C46" style:family="table-cell">
      <style:table-cell-properties fo:padding="0.097cm" fo:border-left="0.05pt solid #000000" fo:border-right="none" fo:border-top="none" fo:border-bottom="0.05pt solid #000000"/>
    </style:style>
    <style:style style:name="Tabela4.D46" style:family="table-cell">
      <style:table-cell-properties fo:padding="0.097cm" fo:border-left="0.05pt solid #000000" fo:border-right="none" fo:border-top="none" fo:border-bottom="0.05pt solid #000000"/>
    </style:style>
    <style:style style:name="Tabela4.E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7" style:family="table-cell">
      <style:table-cell-properties fo:padding="0.097cm" fo:border-left="0.05pt solid #000000" fo:border-right="none" fo:border-top="none" fo:border-bottom="0.05pt solid #000000"/>
    </style:style>
    <style:style style:name="Tabela4.C47" style:family="table-cell">
      <style:table-cell-properties fo:padding="0.097cm" fo:border-left="0.05pt solid #000000" fo:border-right="none" fo:border-top="none" fo:border-bottom="0.05pt solid #000000"/>
    </style:style>
    <style:style style:name="Tabela4.D47" style:family="table-cell">
      <style:table-cell-properties fo:padding="0.097cm" fo:border-left="0.05pt solid #000000" fo:border-right="none" fo:border-top="none" fo:border-bottom="0.05pt solid #000000"/>
    </style:style>
    <style:style style:name="Tabela4.E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8" style:family="table-cell">
      <style:table-cell-properties fo:padding="0.097cm" fo:border-left="0.05pt solid #000000" fo:border-right="none" fo:border-top="none" fo:border-bottom="0.05pt solid #000000"/>
    </style:style>
    <style:style style:name="Tabela4.C48" style:family="table-cell">
      <style:table-cell-properties fo:padding="0.097cm" fo:border-left="0.05pt solid #000000" fo:border-right="none" fo:border-top="none" fo:border-bottom="0.05pt solid #000000"/>
    </style:style>
    <style:style style:name="Tabela4.D48" style:family="table-cell">
      <style:table-cell-properties fo:padding="0.097cm" fo:border-left="0.05pt solid #000000" fo:border-right="none" fo:border-top="none" fo:border-bottom="0.05pt solid #000000"/>
    </style:style>
    <style:style style:name="Tabela4.E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9" style:family="table-cell">
      <style:table-cell-properties fo:padding="0.097cm" fo:border-left="0.05pt solid #000000" fo:border-right="none" fo:border-top="none" fo:border-bottom="0.05pt solid #000000"/>
    </style:style>
    <style:style style:name="Tabela4.C49" style:family="table-cell">
      <style:table-cell-properties fo:padding="0.097cm" fo:border-left="0.05pt solid #000000" fo:border-right="none" fo:border-top="none" fo:border-bottom="0.05pt solid #000000"/>
    </style:style>
    <style:style style:name="Tabela4.D49" style:family="table-cell">
      <style:table-cell-properties fo:padding="0.097cm" fo:border-left="0.05pt solid #000000" fo:border-right="none" fo:border-top="none" fo:border-bottom="0.05pt solid #000000"/>
    </style:style>
    <style:style style:name="Tabela4.E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61*"/>
    </style:style>
    <style:style style:name="Tabela5.L" style:family="table-column">
      <style:table-column-properties style:column-width="1.418cm" style:rel-column-width="546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L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416cm" style:rel-column-width="5461*"/>
    </style:style>
    <style:style style:name="Tabela6.L" style:family="table-column">
      <style:table-column-properties style:column-width="1.418cm" style:rel-column-width="5464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L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.416cm" style:rel-column-width="5461*"/>
    </style:style>
    <style:style style:name="Tabela7.L" style:family="table-column">
      <style:table-column-properties style:column-width="1.418cm" style:rel-column-width="5464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L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.416cm" style:rel-column-width="5461*"/>
    </style:style>
    <style:style style:name="Tabela8.L" style:family="table-column">
      <style:table-column-properties style:column-width="1.418cm" style:rel-column-width="5464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L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416cm" style:rel-column-width="5461*"/>
    </style:style>
    <style:style style:name="Tabela9.L" style:family="table-column">
      <style:table-column-properties style:column-width="1.418cm" style:rel-column-width="5464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L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416cm" style:rel-column-width="5461*"/>
    </style:style>
    <style:style style:name="Tabela10.L" style:family="table-column">
      <style:table-column-properties style:column-width="1.418cm" style:rel-column-width="5464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L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E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416cm" style:rel-column-width="5461*"/>
    </style:style>
    <style:style style:name="Tabela11.L" style:family="table-column">
      <style:table-column-properties style:column-width="1.418cm" style:rel-column-width="5464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L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.416cm" style:rel-column-width="5461*"/>
    </style:style>
    <style:style style:name="Tabela12.L" style:family="table-column">
      <style:table-column-properties style:column-width="1.418cm" style:rel-column-width="5464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L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G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416cm" style:rel-column-width="5461*"/>
    </style:style>
    <style:style style:name="Tabela13.L" style:family="table-column">
      <style:table-column-properties style:column-width="1.418cm" style:rel-column-width="5464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L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H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416cm" style:rel-column-width="5461*"/>
    </style:style>
    <style:style style:name="Tabela14.L" style:family="table-column">
      <style:table-column-properties style:column-width="1.418cm" style:rel-column-width="5464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L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I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416cm" style:rel-column-width="5461*"/>
    </style:style>
    <style:style style:name="Tabela15.L" style:family="table-column">
      <style:table-column-properties style:column-width="1.418cm" style:rel-column-width="5464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L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J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.416cm" style:rel-column-width="5461*"/>
    </style:style>
    <style:style style:name="Tabela16.L" style:family="table-column">
      <style:table-column-properties style:column-width="1.418cm" style:rel-column-width="5464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L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K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.416cm" style:rel-column-width="5461*"/>
    </style:style>
    <style:style style:name="Tabela17.L" style:family="table-column">
      <style:table-column-properties style:column-width="1.418cm" style:rel-column-width="5464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L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L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.416cm" style:rel-column-width="5461*"/>
    </style:style>
    <style:style style:name="Tabela18.L" style:family="table-column">
      <style:table-column-properties style:column-width="1.418cm" style:rel-column-width="5464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L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L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0955e" officeooo:paragraph-rsid="0000955e"/>
    </style:style>
    <style:style style:name="P2" style:family="paragraph" style:parent-style-name="Standard">
      <style:text-properties fo:font-weight="bold" officeooo:rsid="0000955e" officeooo:paragraph-rsid="0000955e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00955e" officeooo:paragraph-rsid="0000955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0955e" officeooo:paragraph-rsid="0000955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214d3" officeooo:paragraph-rsid="000214d3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3f240" officeooo:paragraph-rsid="0003f240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214d3" officeooo:paragraph-rsid="000214d3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3f240" officeooo:paragraph-rsid="0003f240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rsid="0003f240" officeooo:paragraph-rsid="0003f240"/>
    </style:style>
    <style:style style:name="P11" style:family="paragraph" style:parent-style-name="Table_20_Contents">
      <style:paragraph-properties fo:text-align="justify" style:justify-single-word="false"/>
      <style:text-properties officeooo:rsid="00056e09" officeooo:paragraph-rsid="00056e09"/>
    </style:style>
    <style:style style:name="P12" style:family="paragraph" style:parent-style-name="Table_20_Contents">
      <style:paragraph-properties fo:text-align="justify" style:justify-single-word="false"/>
      <style:text-properties officeooo:rsid="00065be8" officeooo:paragraph-rsid="00065be8"/>
    </style:style>
    <style:style style:name="P13" style:family="paragraph" style:parent-style-name="Table_20_Contents">
      <style:paragraph-properties fo:text-align="justify" style:justify-single-word="false"/>
      <style:text-properties officeooo:rsid="0006d62c" officeooo:paragraph-rsid="0006d62c"/>
    </style:style>
    <style:style style:name="P14" style:family="paragraph" style:parent-style-name="Table_20_Contents">
      <style:paragraph-properties fo:text-align="justify" style:justify-single-word="false"/>
      <style:text-properties officeooo:rsid="00056e09" officeooo:paragraph-rsid="00056e09" fo:background-color="#cc9900"/>
    </style:style>
    <style:style style:name="P15" style:family="paragraph" style:parent-style-name="Table_20_Contents">
      <style:paragraph-properties fo:text-align="center" style:justify-single-word="false"/>
      <style:text-properties officeooo:rsid="00085f54" officeooo:paragraph-rsid="00085f54"/>
    </style:style>
    <style:style style:name="P16" style:family="paragraph" style:parent-style-name="Table_20_Contents">
      <style:paragraph-properties fo:text-align="center" style:justify-single-word="false"/>
      <style:text-properties officeooo:rsid="00085f54" officeooo:paragraph-rsid="00088c2d"/>
    </style:style>
    <style:style style:name="P17" style:family="paragraph" style:parent-style-name="Table_20_Contents">
      <style:paragraph-properties fo:text-align="justify" style:justify-single-word="false"/>
      <style:text-properties fo:color="#ffffff" officeooo:rsid="00085f54" officeooo:paragraph-rsid="00085f54" fo:background-color="transparent"/>
    </style:style>
    <style:style style:name="P18" style:family="paragraph" style:parent-style-name="Table_20_Contents">
      <style:paragraph-properties fo:text-align="justify" style:justify-single-word="false"/>
      <style:text-properties fo:color="#ffffff" officeooo:rsid="00085f54" officeooo:paragraph-rsid="00085f54"/>
    </style:style>
    <style:style style:name="P19" style:family="paragraph" style:parent-style-name="Table_20_Contents">
      <style:paragraph-properties fo:text-align="center" style:justify-single-word="false"/>
      <style:text-properties officeooo:rsid="0003f240" officeooo:paragraph-rsid="00085f54"/>
    </style:style>
    <style:style style:name="P20" style:family="paragraph" style:parent-style-name="Table_20_Contents">
      <style:paragraph-properties fo:text-align="center" style:justify-single-word="false"/>
      <style:text-properties officeooo:rsid="0003f240" officeooo:paragraph-rsid="00088c2d"/>
    </style:style>
    <style:style style:name="P21" style:family="paragraph" style:parent-style-name="Table_20_Contents">
      <style:paragraph-properties fo:text-align="center" style:justify-single-word="false"/>
      <style:text-properties officeooo:rsid="00088c2d" officeooo:paragraph-rsid="00088c2d"/>
    </style:style>
    <style:style style:name="P22" style:family="paragraph" style:parent-style-name="Standard">
      <style:text-properties officeooo:paragraph-rsid="00085f54"/>
    </style:style>
    <style:style style:name="P23" style:family="paragraph" style:parent-style-name="Standard">
      <style:text-properties officeooo:paragraph-rsid="00088c2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85f54" officeooo:paragraph-rsid="00085f5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214d3" officeooo:paragraph-rsid="000a0fb2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a0fb2" officeooo:paragraph-rsid="000a0fb2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weight="bold" officeooo:rsid="000a0fb2" officeooo:paragraph-rsid="000a0fb2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0214d3" officeooo:paragraph-rsid="000214d3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214d3" officeooo:paragraph-rsid="000214d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214d3" officeooo:paragraph-rsid="00085f54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85f54" officeooo:paragraph-rsid="00085f5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088c2d" officeooo:paragraph-rsid="00088c2d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00955e" officeooo:paragraph-rsid="0000955e" style:font-weight-asian="bold" style:font-weight-complex="bold"/>
    </style:style>
    <style:style style:name="T1" style:family="text">
      <style:text-properties officeooo:rsid="000214d3"/>
    </style:style>
    <style:style style:name="T2" style:family="text">
      <style:text-properties officeooo:rsid="0003f240"/>
    </style:style>
    <style:style style:name="T3" style:family="text">
      <style:text-properties officeooo:rsid="00085f54"/>
    </style:style>
    <style:style style:name="T4" style:family="text">
      <style:text-properties officeooo:rsid="000a0fb2"/>
    </style:style>
    <style:style style:name="T5" style:family="text">
      <style:text-properties style:font-name="Courier New"/>
    </style:style>
    <style:style style:name="T6" style:family="text">
      <style:text-properties fo:font-variant="normal" fo:text-transform="none" fo:color="#000000" style:font-name="Lucida Grande" fo:font-size="12.75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000000" style:font-name="Lucida Grande" fo:font-size="12.75pt" fo:letter-spacing="normal" fo:font-style="italic" loext:padding="0cm" loext:border="none"/>
    </style:style>
    <style:style style:name="T8" style:family="text">
      <style:text-properties fo:font-variant="normal" fo:text-transform="none" fo:color="#000000" style:font-name="Lucida Grande" fo:font-size="12.75pt" fo:letter-spacing="normal" fo:font-style="italic" fo:font-weight="bold" officeooo:rsid="000a0fb2" style:font-weight-asian="bold" style:font-weight-complex="bold" loext:padding="0cm" loext:border="none"/>
    </style:style>
    <style:style style:name="T9" style:family="text">
      <style:text-properties fo:font-variant="normal" fo:text-transform="none" fo:color="#000000" style:text-position="sub 58%" style:font-name="Lucida Grande" fo:font-size="12.6999998092651pt" fo:letter-spacing="normal" fo:font-style="italic" fo:font-weight="normal" loext:padding="0cm" loext:border="none"/>
    </style:style>
    <style:style style:name="T10" style:family="text">
      <style:text-properties fo:font-variant="normal" fo:text-transform="none" fo:color="#000000" style:text-position="sub 58%" style:font-name="Lucida Grande" fo:font-size="12.6999998092651pt" fo:letter-spacing="normal" fo:font-style="italic" loext:padding="0cm" loext:border="none"/>
    </style:style>
    <style:style style:name="T11" style:family="text">
      <style:text-properties fo:font-variant="normal" fo:text-transform="none" fo:color="#000000" style:text-position="sub 58%" style:font-name="Lucida Grande" fo:font-size="12.6999998092651pt" fo:letter-spacing="normal" fo:font-style="italic" fo:font-weight="bold" officeooo:rsid="000a0fb2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Times New Roman" fo:font-size="12.75pt" fo:letter-spacing="normal" fo:font-style="italic" fo:font-weight="bold" officeooo:rsid="000a0fb2" style:font-weight-asian="bold" style:font-weight-complex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Miller Biazus</text:p>
      <text:p text:style-name="P1">Cartão: 00187984</text:p>
      <text:p text:style-name="P1"/>
      <text:p text:style-name="P1"/>
      <text:p text:style-name="P2">Q-Learning</text:p>
      <text:p text:style-name="P1"/>
      <text:p text:style-name="P3">O algoritmo implementado deveria, a partir de um estado inicial S, percorrer o ambiente definido, evitando cair no penhasco e utilizando apenas movimentos CIMA, BAIXO, ESQUERDA, DIREITA.</text:p>
      <text:p text:style-name="P4"/>
      <text:p text:style-name="P33">Implementação:</text:p>
      <text:p text:style-name="P26">Para rodar o algoritmo utilize, no prompt de comando: </text:p>
      <text:p text:style-name="P26"><text:tab/><text:tab/></text:p>
      <text:p text:style-name="P26"><text:span text:style-name="T5"><text:tab/><text:tab/>python qlearning.py</text:span></text:p>
      <text:p text:style-name="P26"><text:span text:style-name="T5"/></text:p>
      <text:p text:style-name="P26">Atenção: O trabalho foi feito utilizando-se Python 3. Versões mais antigas do Python podem não rodar o arquivo.</text:p>
      <text:p text:style-name="P26"/>
      <text:p text:style-name="P4">O aprendizado é feito com 50 sessões de treinamento. Este valor pode ser modificado pela variável global TRAINING_SESSIONS.</text:p>
      <text:p text:style-name="P4">Em cada sessão de treinamento, o agente explora o ambiente definido e, para cada movimento, recebe uma recompensa. Caso se movimente rumo ao penhasco, recebe uma recompensa muito baixa (-100) e volta ao estado inicial. Caso tente sair do ambiente (fora da grade), continua no mesmo local e não recebe recompensa nem recalcula sua matriz de aprendizado Q. <text:span text:style-name="T1">O movimento para o estado objetivo possui uma recompensa alta (+100).</text:span></text:p>
      <text:p text:style-name="P5">O valor de Gamma foi definido em 0.9, ou seja, o agente irá considerar recompensas futuras com maior peso.</text:p>
      <text:p text:style-name="P5">Quando terminam as sessões de treinamento, a matriz de conhecimento Q é percorrida a partir do estado inicial utilizando algoritmo guloso que consome o movimento com o maior valor de Q:</text:p>
      <text:p text:style-name="P5"/>
      <text:p text:style-name="P5">1. Estado atual &lt;= estado inicial</text:p>
      <text:p text:style-name="P5">2. A partir do estado atual, procura a ação que possui o maior valor de Q.</text:p>
      <text:p text:style-name="P5">3. Estado atual &lt;=próximo estado</text:p>
      <text:p text:style-name="P5">4. Repetem-se 2 e 3 até que Estado atual == estado objetivo.</text:p>
      <text:p text:style-name="P5"/>
      <text:p text:style-name="P5">A sequência de estados do algoritmo acima é a melhor sequência de estados a ser percorrida com base na matriz Q aprendida.</text:p>
      <text:p text:style-name="P5"/>
      <text:p text:style-name="P25">A matriz Q é gerada <text:span text:style-name="T4">baseando-se nas posições do grid: cada linha da matriz Q representa um estado possível, enquanto cada coluna representa uma ação </text:span><text:s/>(<text:span text:style-name="T4">linha 1 x coluna 1 representa o valor para ir para cima no estado 1</text:span>)<text:span text:style-name="T4">. Para isso, leva-se em consideração as posições da grade do ambiente representada abaixo:</text:span></text:p>
      <text:p text:style-name="P7"/>
      <text:p text:style-name="P7"><text:tab/></text:p>
      <table:table table:name="Tabela2" table:style-name="Tabela2">
        <table:table-column table:style-name="Tabela2.A" table:number-columns-repeated="11"/>
        <table:table-column table:style-name="Tabela2.L"/>
        <table:table-row>
          <table:table-cell table:style-name="Tabela2.A1" office:value-type="string">
            <text:p text:style-name="P10">37</text:p>
          </table:table-cell>
          <table:table-cell table:style-name="Tabela2.A1" office:value-type="string">
            <text:p text:style-name="P10">38</text:p>
          </table:table-cell>
          <table:table-cell table:style-name="Tabela2.A1" office:value-type="string">
            <text:p text:style-name="P10">39</text:p>
          </table:table-cell>
          <table:table-cell table:style-name="Tabela2.A1" office:value-type="string">
            <text:p text:style-name="P10">40</text:p>
          </table:table-cell>
          <table:table-cell table:style-name="Tabela2.A1" office:value-type="string">
            <text:p text:style-name="P10">41</text:p>
          </table:table-cell>
          <table:table-cell table:style-name="Tabela2.A1" office:value-type="string">
            <text:p text:style-name="P10">42</text:p>
          </table:table-cell>
          <table:table-cell table:style-name="Tabela2.A1" office:value-type="string">
            <text:p text:style-name="P10">43</text:p>
          </table:table-cell>
          <table:table-cell table:style-name="Tabela2.A1" office:value-type="string">
            <text:p text:style-name="P10">44</text:p>
          </table:table-cell>
          <table:table-cell table:style-name="Tabela2.A1" office:value-type="string">
            <text:p text:style-name="P10">45</text:p>
          </table:table-cell>
          <table:table-cell table:style-name="Tabela2.A1" office:value-type="string">
            <text:p text:style-name="P10">46</text:p>
          </table:table-cell>
          <table:table-cell table:style-name="Tabela2.A1" office:value-type="string">
            <text:p text:style-name="P10">47</text:p>
          </table:table-cell>
          <table:table-cell table:style-name="Tabela2.L1" office:value-type="string">
            <text:p text:style-name="P10">48</text:p>
          </table:table-cell>
        </table:table-row>
        <table:table-row>
          <table:table-cell table:style-name="Tabela2.A2" office:value-type="string">
            <text:p text:style-name="P10">25</text:p>
          </table:table-cell>
          <table:table-cell table:style-name="Tabela2.A2" office:value-type="string">
            <text:p text:style-name="P10">26</text:p>
          </table:table-cell>
          <table:table-cell table:style-name="Tabela2.A2" office:value-type="string">
            <text:p text:style-name="P10">27</text:p>
          </table:table-cell>
          <table:table-cell table:style-name="Tabela2.A2" office:value-type="string">
            <text:p text:style-name="P10">28</text:p>
          </table:table-cell>
          <table:table-cell table:style-name="Tabela2.A2" office:value-type="string">
            <text:p text:style-name="P10">29</text:p>
          </table:table-cell>
          <table:table-cell table:style-name="Tabela2.A2" office:value-type="string">
            <text:p text:style-name="P10">30</text:p>
          </table:table-cell>
          <table:table-cell table:style-name="Tabela2.A2" office:value-type="string">
            <text:p text:style-name="P10">31</text:p>
          </table:table-cell>
          <table:table-cell table:style-name="Tabela2.A2" office:value-type="string">
            <text:p text:style-name="P10">32</text:p>
          </table:table-cell>
          <table:table-cell table:style-name="Tabela2.A2" office:value-type="string">
            <text:p text:style-name="P10">33</text:p>
          </table:table-cell>
          <table:table-cell table:style-name="Tabela2.A2" office:value-type="string">
            <text:p text:style-name="P10">34</text:p>
          </table:table-cell>
          <table:table-cell table:style-name="Tabela2.A2" office:value-type="string">
            <text:p text:style-name="P10">35</text:p>
          </table:table-cell>
          <table:table-cell table:style-name="Tabela2.L2" office:value-type="string">
            <text:p text:style-name="P10">36</text:p>
          </table:table-cell>
        </table:table-row>
        <table:table-row>
          <table:table-cell table:style-name="Tabela2.A2" office:value-type="string">
            <text:p text:style-name="P10">13</text:p>
          </table:table-cell>
          <table:table-cell table:style-name="Tabela2.A2" office:value-type="string">
            <text:p text:style-name="P10">14</text:p>
          </table:table-cell>
          <table:table-cell table:style-name="Tabela2.A2" office:value-type="string">
            <text:p text:style-name="P10">15</text:p>
          </table:table-cell>
          <table:table-cell table:style-name="Tabela2.A2" office:value-type="string">
            <text:p text:style-name="P10">16</text:p>
          </table:table-cell>
          <table:table-cell table:style-name="Tabela2.A2" office:value-type="string">
            <text:p text:style-name="P10">17</text:p>
          </table:table-cell>
          <table:table-cell table:style-name="Tabela2.A2" office:value-type="string">
            <text:p text:style-name="P10">18</text:p>
          </table:table-cell>
          <table:table-cell table:style-name="Tabela2.A2" office:value-type="string">
            <text:p text:style-name="P10">19</text:p>
          </table:table-cell>
          <table:table-cell table:style-name="Tabela2.A2" office:value-type="string">
            <text:p text:style-name="P10">20</text:p>
          </table:table-cell>
          <table:table-cell table:style-name="Tabela2.A2" office:value-type="string">
            <text:p text:style-name="P10">21</text:p>
          </table:table-cell>
          <table:table-cell table:style-name="Tabela2.A2" office:value-type="string">
            <text:p text:style-name="P10">22</text:p>
          </table:table-cell>
          <table:table-cell table:style-name="Tabela2.A2" office:value-type="string">
            <text:p text:style-name="P10">23</text:p>
          </table:table-cell>
          <table:table-cell table:style-name="Tabela2.L2" office:value-type="string">
            <text:p text:style-name="P10">24</text:p>
          </table:table-cell>
        </table:table-row>
        <table:table-row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10">2</text:p>
          </table:table-cell>
          <table:table-cell table:style-name="Tabela2.A2" office:value-type="string">
            <text:p text:style-name="P10">3</text:p>
          </table:table-cell>
          <table:table-cell table:style-name="Tabela2.A2" office:value-type="string">
            <text:p text:style-name="P10">4</text:p>
          </table:table-cell>
          <table:table-cell table:style-name="Tabela2.A2" office:value-type="string">
            <text:p text:style-name="P10">5</text:p>
          </table:table-cell>
          <table:table-cell table:style-name="Tabela2.A2" office:value-type="string">
            <text:p text:style-name="P10">6</text:p>
          </table:table-cell>
          <table:table-cell table:style-name="Tabela2.A2" office:value-type="string">
            <text:p text:style-name="P10">7</text:p>
          </table:table-cell>
          <table:table-cell table:style-name="Tabela2.A2" office:value-type="string">
            <text:p text:style-name="P10">8</text:p>
          </table:table-cell>
          <table:table-cell table:style-name="Tabela2.A2" office:value-type="string">
            <text:p text:style-name="P10">9</text:p>
          </table:table-cell>
          <table:table-cell table:style-name="Tabela2.A2" office:value-type="string">
            <text:p text:style-name="P10">10</text:p>
          </table:table-cell>
          <table:table-cell table:style-name="Tabela2.A2" office:value-type="string">
            <text:p text:style-name="P10">11</text:p>
          </table:table-cell>
          <table:table-cell table:style-name="Tabela2.L2" office:value-type="string">
            <text:p text:style-name="P10">12</text:p>
          </table:table-cell>
        </table:table-row>
      </table:table>
      <text:p text:style-name="P7"/>
      <text:p text:style-name="P7"/>
      <text:p text:style-name="P7"/>
      <text:p text:style-name="P28"><text:soft-page-break/>A tabela de recompensas <text:span text:style-name="T2">da grade</text:span> é a seguinte:</text:p>
      <text:p text:style-name="P7"/>
      <table:table table:name="Tabela3" table:style-name="Tabela3">
        <table:table-column table:style-name="Tabela3.A" table:number-columns-repeated="11"/>
        <table:table-column table:style-name="Tabela3.L"/>
        <table:table-row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A1" office:value-type="string">
            <text:p text:style-name="P8">-1</text:p>
          </table:table-cell>
          <table:table-cell table:style-name="Tabela3.L1" office:value-type="string">
            <text:p text:style-name="P8">-1</text:p>
          </table:table-cell>
        </table:table-row>
        <table:table-row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L2" office:value-type="string">
            <text:p text:style-name="P8">-1</text:p>
          </table:table-cell>
        </table:table-row>
        <table:table-row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A2" office:value-type="string">
            <text:p text:style-name="P8">-1</text:p>
          </table:table-cell>
          <table:table-cell table:style-name="Tabela3.L2" office:value-type="string">
            <text:p text:style-name="P8">-1</text:p>
          </table:table-cell>
        </table:table-row>
        <table:table-row>
          <table:table-cell table:style-name="Tabela3.A2" office:value-type="string">
            <text:p text:style-name="P9">-<text:span text:style-name="T2">1</text:span>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A2" office:value-type="string">
            <text:p text:style-name="P8">-100</text:p>
          </table:table-cell>
          <table:table-cell table:style-name="Tabela3.L2" office:value-type="string">
            <text:p text:style-name="P8">100</text:p>
          </table:table-cell>
        </table:table-row>
      </table:table>
      <text:p text:style-name="P6"/>
      <text:p text:style-name="P6">Para 50 sessões de treinamento, a matriz Q gerada deve ser similar à seguinte <text:span text:style-name="T3">(em destaque o caminho seguido pelo algoritmo guloso)</text:span>:</text:p>
      <text:p text:style-name="P24"/>
      <table:table table:name="Tabela4" table:style-name="Tabela4">
        <table:table-column table:style-name="Tabela4.A" table:number-columns-repeated="2"/>
        <table:table-column table:style-name="Tabela4.C" table:number-columns-repeated="2"/>
        <table:table-column table:style-name="Tabela4.E"/>
        <table:table-row>
          <table:table-cell table:style-name="Tabela4.A1" office:value-type="string">
            <text:p text:style-name="P17">Posição</text:p>
          </table:table-cell>
          <table:table-cell table:style-name="Tabela4.A1" office:value-type="string">
            <text:p text:style-name="P17">Cima</text:p>
          </table:table-cell>
          <table:table-cell table:style-name="Tabela4.A1" office:value-type="string">
            <text:p text:style-name="P18">Baixo</text:p>
          </table:table-cell>
          <table:table-cell table:style-name="Tabela4.A1" office:value-type="string">
            <text:p text:style-name="P18">Esquerda</text:p>
          </table:table-cell>
          <table:table-cell table:style-name="Tabela4.E1" office:value-type="string">
            <text:p text:style-name="P18">Direita</text:p>
          </table:table-cell>
        </table:table-row>
        <table:table-row>
          <table:table-cell table:style-name="Tabela4.A2" office:value-type="string">
            <text:p text:style-name="P17">1</text:p>
          </table:table-cell>
          <table:table-cell table:style-name="Tabela4.B2" office:value-type="string">
            <text:p text:style-name="P14">15.52</text:p>
          </table:table-cell>
          <table:table-cell table:style-name="Tabela4.C2" office:value-type="string">
            <text:p text:style-name="P11">0</text:p>
          </table:table-cell>
          <table:table-cell table:style-name="Tabela4.D2" office:value-type="string">
            <text:p text:style-name="P11">0</text:p>
          </table:table-cell>
          <table:table-cell table:style-name="Tabela4.E2" office:value-type="string">
            <text:p text:style-name="P11">-99.86</text:p>
          </table:table-cell>
        </table:table-row>
        <table:table-row>
          <table:table-cell table:style-name="Tabela4.A2" office:value-type="string">
            <text:p text:style-name="P18">2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3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3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4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4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5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5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6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6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7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7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8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8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9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9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10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10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11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11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12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12</text:p>
          </table:table-cell>
          <table:table-cell table:style-name="Tabela4.B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D48" office:value-type="string">
            <text:p text:style-name="P11">0</text:p>
          </table:table-cell>
          <table:table-cell table:style-name="Tabela4.E13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13</text:p>
          </table:table-cell>
          <table:table-cell table:style-name="Tabela4.B48" office:value-type="string">
            <text:p text:style-name="P11">15.4</text:p>
          </table:table-cell>
          <table:table-cell table:style-name="Tabela4.D48" office:value-type="string">
            <text:p text:style-name="P11">12.92</text:p>
          </table:table-cell>
          <table:table-cell table:style-name="Tabela4.D48" office:value-type="string">
            <text:p text:style-name="P11">0</text:p>
          </table:table-cell>
          <table:table-cell table:style-name="Tabela4.E14" office:value-type="string">
            <text:p text:style-name="P14">18.41</text:p>
          </table:table-cell>
        </table:table-row>
        <table:table-row>
          <table:table-cell table:style-name="Tabela4.A2" office:value-type="string">
            <text:p text:style-name="P18">14</text:p>
          </table:table-cell>
          <table:table-cell table:style-name="Tabela4.B48" office:value-type="string">
            <text:p text:style-name="P11">18.27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15.45</text:p>
          </table:table-cell>
          <table:table-cell table:style-name="Tabela4.E15" office:value-type="string">
            <text:p text:style-name="P14">21.62</text:p>
          </table:table-cell>
        </table:table-row>
        <table:table-row>
          <table:table-cell table:style-name="Tabela4.A2" office:value-type="string">
            <text:p text:style-name="P18">15</text:p>
          </table:table-cell>
          <table:table-cell table:style-name="Tabela4.B48" office:value-type="string">
            <text:p text:style-name="P11">21.4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18.23</text:p>
          </table:table-cell>
          <table:table-cell table:style-name="Tabela4.E16" office:value-type="string">
            <text:p text:style-name="P14">25.27</text:p>
          </table:table-cell>
        </table:table-row>
        <table:table-row>
          <table:table-cell table:style-name="Tabela4.A2" office:value-type="string">
            <text:p text:style-name="P18">16</text:p>
          </table:table-cell>
          <table:table-cell table:style-name="Tabela4.B48" office:value-type="string">
            <text:p text:style-name="P11">24.85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21.34</text:p>
          </table:table-cell>
          <table:table-cell table:style-name="Tabela4.E17" office:value-type="string">
            <text:p text:style-name="P14">29.46</text:p>
          </table:table-cell>
        </table:table-row>
        <table:table-row>
          <table:table-cell table:style-name="Tabela4.A2" office:value-type="string">
            <text:p text:style-name="P18">17</text:p>
          </table:table-cell>
          <table:table-cell table:style-name="Tabela4.B48" office:value-type="string">
            <text:p text:style-name="P11">28.78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24.72</text:p>
          </table:table-cell>
          <table:table-cell table:style-name="Tabela4.E18" office:value-type="string">
            <text:p text:style-name="P14">34.33</text:p>
          </table:table-cell>
        </table:table-row>
        <table:table-row>
          <table:table-cell table:style-name="Tabela4.A2" office:value-type="string">
            <text:p text:style-name="P18">18</text:p>
          </table:table-cell>
          <table:table-cell table:style-name="Tabela4.B48" office:value-type="string">
            <text:p text:style-name="P11">32.9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28.93</text:p>
          </table:table-cell>
          <table:table-cell table:style-name="Tabela4.E19" office:value-type="string">
            <text:p text:style-name="P14">40.11</text:p>
          </table:table-cell>
        </table:table-row>
        <table:table-row>
          <table:table-cell table:style-name="Tabela4.A2" office:value-type="string">
            <text:p text:style-name="P18">19</text:p>
          </table:table-cell>
          <table:table-cell table:style-name="Tabela4.B48" office:value-type="string">
            <text:p text:style-name="P11">37.97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33.02</text:p>
          </table:table-cell>
          <table:table-cell table:style-name="Tabela4.E20" office:value-type="string">
            <text:p text:style-name="P14">47.56</text:p>
          </table:table-cell>
        </table:table-row>
        <table:table-row table:style-name="Tabela4.21">
          <table:table-cell table:style-name="Tabela4.A2" office:value-type="string">
            <text:p text:style-name="P18">20</text:p>
          </table:table-cell>
          <table:table-cell table:style-name="Tabela4.B48" office:value-type="string">
            <text:p text:style-name="P11">43.51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39.78</text:p>
          </table:table-cell>
          <table:table-cell table:style-name="Tabela4.E21" office:value-type="string">
            <text:p text:style-name="P14">55.45</text:p>
          </table:table-cell>
        </table:table-row>
        <table:table-row>
          <table:table-cell table:style-name="Tabela4.A2" office:value-type="string">
            <text:p text:style-name="P18">21</text:p>
          </table:table-cell>
          <table:table-cell table:style-name="Tabela4.B48" office:value-type="string">
            <text:p text:style-name="P11">48.46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45.49</text:p>
          </table:table-cell>
          <table:table-cell table:style-name="Tabela4.E22" office:value-type="string">
            <text:p text:style-name="P14">64.82</text:p>
          </table:table-cell>
        </table:table-row>
        <table:table-row>
          <table:table-cell table:style-name="Tabela4.A2" office:value-type="string">
            <text:p text:style-name="P18">22</text:p>
          </table:table-cell>
          <table:table-cell table:style-name="Tabela4.B48" office:value-type="string">
            <text:p text:style-name="P11">57.52</text:p>
          </table:table-cell>
          <table:table-cell table:style-name="Tabela4.D48" office:value-type="string">
            <text:p text:style-name="P11">-99.86</text:p>
          </table:table-cell>
          <table:table-cell table:style-name="Tabela4.D48" office:value-type="string">
            <text:p text:style-name="P11">53.34</text:p>
          </table:table-cell>
          <table:table-cell table:style-name="Tabela4.E23" office:value-type="string">
            <text:p text:style-name="P14">74.68</text:p>
          </table:table-cell>
        </table:table-row>
        <table:table-row>
          <table:table-cell table:style-name="Tabela4.A2" office:value-type="string">
            <text:p text:style-name="P18">23</text:p>
          </table:table-cell>
          <table:table-cell table:style-name="Tabela4.B48" office:value-type="string">
            <text:p text:style-name="P11">63.53</text:p>
          </table:table-cell>
          <table:table-cell table:style-name="Tabela4.D48" office:value-type="string">
            <text:p text:style-name="P11">-99.33</text:p>
          </table:table-cell>
          <table:table-cell table:style-name="Tabela4.D48" office:value-type="string">
            <text:p text:style-name="P11">61.1</text:p>
          </table:table-cell>
          <table:table-cell table:style-name="Tabela4.E24" office:value-type="string">
            <text:p text:style-name="P14">86.94</text:p>
          </table:table-cell>
        </table:table-row>
        <table:table-row>
          <table:table-cell table:style-name="Tabela4.A2" office:value-type="string">
            <text:p text:style-name="P18">24</text:p>
          </table:table-cell>
          <table:table-cell table:style-name="Tabela4.B48" office:value-type="string">
            <text:p text:style-name="P11">71.04</text:p>
          </table:table-cell>
          <table:table-cell table:style-name="Tabela4.D48" office:value-type="string">
            <text:p text:style-name="P14">99.49</text:p>
          </table:table-cell>
          <table:table-cell table:style-name="Tabela4.D48" office:value-type="string">
            <text:p text:style-name="P11">69.95</text:p>
          </table:table-cell>
          <table:table-cell table:style-name="Tabela4.E25" office:value-type="string">
            <text:p text:style-name="P11">0</text:p>
          </table:table-cell>
        </table:table-row>
        <table:table-row>
          <table:table-cell table:style-name="Tabela4.A2" office:value-type="string">
            <text:p text:style-name="P18">25</text:p>
          </table:table-cell>
          <table:table-cell table:style-name="Tabela4.B48" office:value-type="string">
            <text:p text:style-name="P11">12.84</text:p>
          </table:table-cell>
          <table:table-cell table:style-name="Tabela4.D48" office:value-type="string">
            <text:p text:style-name="P11">15.52</text:p>
          </table:table-cell>
          <table:table-cell table:style-name="Tabela4.D48" office:value-type="string">
            <text:p text:style-name="P11">0</text:p>
          </table:table-cell>
          <table:table-cell table:style-name="Tabela4.E26" office:value-type="string">
            <text:p text:style-name="P11">18.27</text:p>
          </table:table-cell>
        </table:table-row>
        <table:table-row>
          <table:table-cell table:style-name="Tabela4.A2" office:value-type="string">
            <text:p text:style-name="P18">26</text:p>
          </table:table-cell>
          <table:table-cell table:style-name="Tabela4.B48" office:value-type="string">
            <text:p text:style-name="P11">15.43</text:p>
          </table:table-cell>
          <table:table-cell table:style-name="Tabela4.D48" office:value-type="string">
            <text:p text:style-name="P11">18.4</text:p>
          </table:table-cell>
          <table:table-cell table:style-name="Tabela4.D48" office:value-type="string">
            <text:p text:style-name="P11">15.4</text:p>
          </table:table-cell>
          <table:table-cell table:style-name="Tabela4.E27" office:value-type="string">
            <text:p text:style-name="P11">21.46</text:p>
          </table:table-cell>
        </table:table-row>
        <table:table-row>
          <table:table-cell table:style-name="Tabela4.A2" office:value-type="string">
            <text:p text:style-name="P18">27</text:p>
          </table:table-cell>
          <table:table-cell table:style-name="Tabela4.B48" office:value-type="string">
            <text:p text:style-name="P11">18.31</text:p>
          </table:table-cell>
          <table:table-cell table:style-name="Tabela4.D48" office:value-type="string">
            <text:p text:style-name="P11">21.62</text:p>
          </table:table-cell>
          <table:table-cell table:style-name="Tabela4.D48" office:value-type="string">
            <text:p text:style-name="P11">18.27</text:p>
          </table:table-cell>
          <table:table-cell table:style-name="Tabela4.E28" office:value-type="string">
            <text:p text:style-name="P11">25.02</text:p>
          </table:table-cell>
        </table:table-row>
        <table:table-row>
          <table:table-cell table:style-name="Tabela4.A2" office:value-type="string">
            <text:p text:style-name="P18">28</text:p>
          </table:table-cell>
          <table:table-cell table:style-name="Tabela4.B48" office:value-type="string">
            <text:p text:style-name="P11">21.47</text:p>
          </table:table-cell>
          <table:table-cell table:style-name="Tabela4.D48" office:value-type="string">
            <text:p text:style-name="P11">25.25</text:p>
          </table:table-cell>
          <table:table-cell table:style-name="Tabela4.D48" office:value-type="string">
            <text:p text:style-name="P11">21.41</text:p>
          </table:table-cell>
          <table:table-cell table:style-name="Tabela4.E29" office:value-type="string">
            <text:p text:style-name="P11">28.97</text:p>
          </table:table-cell>
        </table:table-row>
        <text:soft-page-break/>
        <table:table-row>
          <table:table-cell table:style-name="Tabela4.A2" office:value-type="string">
            <text:p text:style-name="P18">29</text:p>
          </table:table-cell>
          <table:table-cell table:style-name="Tabela4.B48" office:value-type="string">
            <text:p text:style-name="P11">24.98</text:p>
          </table:table-cell>
          <table:table-cell table:style-name="Tabela4.D48" office:value-type="string">
            <text:p text:style-name="P11">29.35</text:p>
          </table:table-cell>
          <table:table-cell table:style-name="Tabela4.D48" office:value-type="string">
            <text:p text:style-name="P11">24.94</text:p>
          </table:table-cell>
          <table:table-cell table:style-name="Tabela4.E30" office:value-type="string">
            <text:p text:style-name="P11">33.37</text:p>
          </table:table-cell>
        </table:table-row>
        <table:table-row>
          <table:table-cell table:style-name="Tabela4.A2" office:value-type="string">
            <text:p text:style-name="P18">30</text:p>
          </table:table-cell>
          <table:table-cell table:style-name="Tabela4.B48" office:value-type="string">
            <text:p text:style-name="P11">28.92</text:p>
          </table:table-cell>
          <table:table-cell table:style-name="Tabela4.D48" office:value-type="string">
            <text:p text:style-name="P11">34.46</text:p>
          </table:table-cell>
          <table:table-cell table:style-name="Tabela4.D48" office:value-type="string">
            <text:p text:style-name="P11">28.79</text:p>
          </table:table-cell>
          <table:table-cell table:style-name="Tabela4.E31" office:value-type="string">
            <text:p text:style-name="P11">38.32</text:p>
          </table:table-cell>
        </table:table-row>
        <table:table-row>
          <table:table-cell table:style-name="Tabela4.A2" office:value-type="string">
            <text:p text:style-name="P18">31</text:p>
          </table:table-cell>
          <table:table-cell table:style-name="Tabela4.B48" office:value-type="string">
            <text:p text:style-name="P11">33.33</text:p>
          </table:table-cell>
          <table:table-cell table:style-name="Tabela4.D48" office:value-type="string">
            <text:p text:style-name="P11">40.66</text:p>
          </table:table-cell>
          <table:table-cell table:style-name="Tabela4.D48" office:value-type="string">
            <text:p text:style-name="P11">32.97</text:p>
          </table:table-cell>
          <table:table-cell table:style-name="Tabela4.E32" office:value-type="string">
            <text:p text:style-name="P11">44.12</text:p>
          </table:table-cell>
        </table:table-row>
        <table:table-row>
          <table:table-cell table:style-name="Tabela4.A2" office:value-type="string">
            <text:p text:style-name="P18">32</text:p>
          </table:table-cell>
          <table:table-cell table:style-name="Tabela4.B48" office:value-type="string">
            <text:p text:style-name="P12">38.27</text:p>
          </table:table-cell>
          <table:table-cell table:style-name="Tabela4.D48" office:value-type="string">
            <text:p text:style-name="P12">47.79</text:p>
          </table:table-cell>
          <table:table-cell table:style-name="Tabela4.D48" office:value-type="string">
            <text:p text:style-name="P12">38.15</text:p>
          </table:table-cell>
          <table:table-cell table:style-name="Tabela4.E33" office:value-type="string">
            <text:p text:style-name="P12">50.52</text:p>
          </table:table-cell>
        </table:table-row>
        <table:table-row>
          <table:table-cell table:style-name="Tabela4.A2" office:value-type="string">
            <text:p text:style-name="P18">33</text:p>
          </table:table-cell>
          <table:table-cell table:style-name="Tabela4.B48" office:value-type="string">
            <text:p text:style-name="P12">43.77</text:p>
          </table:table-cell>
          <table:table-cell table:style-name="Tabela4.D48" office:value-type="string">
            <text:p text:style-name="P12">55.98</text:p>
          </table:table-cell>
          <table:table-cell table:style-name="Tabela4.D48" office:value-type="string">
            <text:p text:style-name="P12">43.64</text:p>
          </table:table-cell>
          <table:table-cell table:style-name="Tabela4.E34" office:value-type="string">
            <text:p text:style-name="P12">58.11</text:p>
          </table:table-cell>
        </table:table-row>
        <table:table-row>
          <table:table-cell table:style-name="Tabela4.A2" office:value-type="string">
            <text:p text:style-name="P18">34</text:p>
          </table:table-cell>
          <table:table-cell table:style-name="Tabela4.B48" office:value-type="string">
            <text:p text:style-name="P12">49.89</text:p>
          </table:table-cell>
          <table:table-cell table:style-name="Tabela4.D48" office:value-type="string">
            <text:p text:style-name="P12">64.95</text:p>
          </table:table-cell>
          <table:table-cell table:style-name="Tabela4.D48" office:value-type="string">
            <text:p text:style-name="P12">49.89</text:p>
          </table:table-cell>
          <table:table-cell table:style-name="Tabela4.E35" office:value-type="string">
            <text:p text:style-name="P12">66.75</text:p>
          </table:table-cell>
        </table:table-row>
        <table:table-row>
          <table:table-cell table:style-name="Tabela4.A2" office:value-type="string">
            <text:p text:style-name="P18">35</text:p>
          </table:table-cell>
          <table:table-cell table:style-name="Tabela4.B48" office:value-type="string">
            <text:p text:style-name="P12">57.28</text:p>
          </table:table-cell>
          <table:table-cell table:style-name="Tabela4.D48" office:value-type="string">
            <text:p text:style-name="P12">75.54</text:p>
          </table:table-cell>
          <table:table-cell table:style-name="Tabela4.D48" office:value-type="string">
            <text:p text:style-name="P12">56.89</text:p>
          </table:table-cell>
          <table:table-cell table:style-name="Tabela4.E36" office:value-type="string">
            <text:p text:style-name="P12">76.29</text:p>
          </table:table-cell>
        </table:table-row>
        <table:table-row>
          <table:table-cell table:style-name="Tabela4.A2" office:value-type="string">
            <text:p text:style-name="P18">36</text:p>
          </table:table-cell>
          <table:table-cell table:style-name="Tabela4.B48" office:value-type="string">
            <text:p text:style-name="P12">58.08</text:p>
          </table:table-cell>
          <table:table-cell table:style-name="Tabela4.D48" office:value-type="string">
            <text:p text:style-name="P12">87.68</text:p>
          </table:table-cell>
          <table:table-cell table:style-name="Tabela4.D48" office:value-type="string">
            <text:p text:style-name="P12">65.51</text:p>
          </table:table-cell>
          <table:table-cell table:style-name="Tabela4.E37" office:value-type="string">
            <text:p text:style-name="P12">0</text:p>
          </table:table-cell>
        </table:table-row>
        <table:table-row>
          <table:table-cell table:style-name="Tabela4.A2" office:value-type="string">
            <text:p text:style-name="P18">37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2">15.4</text:p>
          </table:table-cell>
          <table:table-cell table:style-name="Tabela4.D48" office:value-type="string">
            <text:p text:style-name="P12">0</text:p>
          </table:table-cell>
          <table:table-cell table:style-name="Tabela4.E38" office:value-type="string">
            <text:p text:style-name="P12">15.43</text:p>
          </table:table-cell>
        </table:table-row>
        <table:table-row>
          <table:table-cell table:style-name="Tabela4.A2" office:value-type="string">
            <text:p text:style-name="P18">38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2">18.27</text:p>
          </table:table-cell>
          <table:table-cell table:style-name="Tabela4.D48" office:value-type="string">
            <text:p text:style-name="P12">12.84</text:p>
          </table:table-cell>
          <table:table-cell table:style-name="Tabela4.E39" office:value-type="string">
            <text:p text:style-name="P12">18.31</text:p>
          </table:table-cell>
        </table:table-row>
        <table:table-row>
          <table:table-cell table:style-name="Tabela4.A2" office:value-type="string">
            <text:p text:style-name="P18">39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2">21.45</text:p>
          </table:table-cell>
          <table:table-cell table:style-name="Tabela4.D48" office:value-type="string">
            <text:p text:style-name="P12">15.43</text:p>
          </table:table-cell>
          <table:table-cell table:style-name="Tabela4.E40" office:value-type="string">
            <text:p text:style-name="P12">21.5</text:p>
          </table:table-cell>
        </table:table-row>
        <table:table-row>
          <table:table-cell table:style-name="Tabela4.A2" office:value-type="string">
            <text:p text:style-name="P18">40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2">24.97</text:p>
          </table:table-cell>
          <table:table-cell table:style-name="Tabela4.D48" office:value-type="string">
            <text:p text:style-name="P12">18.24</text:p>
          </table:table-cell>
          <table:table-cell table:style-name="Tabela4.E41" office:value-type="string">
            <text:p text:style-name="P12">25.06</text:p>
          </table:table-cell>
        </table:table-row>
        <table:table-row>
          <table:table-cell table:style-name="Tabela4.A2" office:value-type="string">
            <text:p text:style-name="P18">41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28.89</text:p>
          </table:table-cell>
          <table:table-cell table:style-name="Tabela4.D48" office:value-type="string">
            <text:p text:style-name="P13">21.42</text:p>
          </table:table-cell>
          <table:table-cell table:style-name="Tabela4.E42" office:value-type="string">
            <text:p text:style-name="P13">29.02</text:p>
          </table:table-cell>
        </table:table-row>
        <table:table-row>
          <table:table-cell table:style-name="Tabela4.A2" office:value-type="string">
            <text:p text:style-name="P18">42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33.35</text:p>
          </table:table-cell>
          <table:table-cell table:style-name="Tabela4.D48" office:value-type="string">
            <text:p text:style-name="P13">24.95</text:p>
          </table:table-cell>
          <table:table-cell table:style-name="Tabela4.E43" office:value-type="string">
            <text:p text:style-name="P13">33.49</text:p>
          </table:table-cell>
        </table:table-row>
        <table:table-row>
          <table:table-cell table:style-name="Tabela4.A2" office:value-type="string">
            <text:p text:style-name="P18">43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38.43</text:p>
          </table:table-cell>
          <table:table-cell table:style-name="Tabela4.D48" office:value-type="string">
            <text:p text:style-name="P13">28.99</text:p>
          </table:table-cell>
          <table:table-cell table:style-name="Tabela4.E44" office:value-type="string">
            <text:p text:style-name="P13">38.44</text:p>
          </table:table-cell>
        </table:table-row>
        <table:table-row>
          <table:table-cell table:style-name="Tabela4.A2" office:value-type="string">
            <text:p text:style-name="P18">44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44.05</text:p>
          </table:table-cell>
          <table:table-cell table:style-name="Tabela4.D48" office:value-type="string">
            <text:p text:style-name="P13">33.36</text:p>
          </table:table-cell>
          <table:table-cell table:style-name="Tabela4.E45" office:value-type="string">
            <text:p text:style-name="P13">44.06</text:p>
          </table:table-cell>
        </table:table-row>
        <table:table-row>
          <table:table-cell table:style-name="Tabela4.A2" office:value-type="string">
            <text:p text:style-name="P18">45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50.69</text:p>
          </table:table-cell>
          <table:table-cell table:style-name="Tabela4.D48" office:value-type="string">
            <text:p text:style-name="P13">37.99</text:p>
          </table:table-cell>
          <table:table-cell table:style-name="Tabela4.E46" office:value-type="string">
            <text:p text:style-name="P13">50.44</text:p>
          </table:table-cell>
        </table:table-row>
        <table:table-row>
          <table:table-cell table:style-name="Tabela4.A2" office:value-type="string">
            <text:p text:style-name="P18">46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58.14</text:p>
          </table:table-cell>
          <table:table-cell table:style-name="Tabela4.D48" office:value-type="string">
            <text:p text:style-name="P13">43.56</text:p>
          </table:table-cell>
          <table:table-cell table:style-name="Tabela4.E47" office:value-type="string">
            <text:p text:style-name="P13">57.88</text:p>
          </table:table-cell>
        </table:table-row>
        <table:table-row>
          <table:table-cell table:style-name="Tabela4.A2" office:value-type="string">
            <text:p text:style-name="P18">47</text:p>
          </table:table-cell>
          <table:table-cell table:style-name="Tabela4.B48" office:value-type="string">
            <text:p text:style-name="P12">0</text:p>
          </table:table-cell>
          <table:table-cell table:style-name="Tabela4.D48" office:value-type="string">
            <text:p text:style-name="P13">66.27</text:p>
          </table:table-cell>
          <table:table-cell table:style-name="Tabela4.D48" office:value-type="string">
            <text:p text:style-name="P13">49.61</text:p>
          </table:table-cell>
          <table:table-cell table:style-name="Tabela4.E48" office:value-type="string">
            <text:p text:style-name="P13">65.33</text:p>
          </table:table-cell>
        </table:table-row>
        <table:table-row>
          <table:table-cell table:style-name="Tabela4.A2" office:value-type="string">
            <text:p text:style-name="P18">48</text:p>
          </table:table-cell>
          <table:table-cell table:style-name="Tabela4.B49" office:value-type="string">
            <text:p text:style-name="P12">0</text:p>
          </table:table-cell>
          <table:table-cell table:style-name="Tabela4.D49" office:value-type="string">
            <text:p text:style-name="P13">75.78</text:p>
          </table:table-cell>
          <table:table-cell table:style-name="Tabela4.D49" office:value-type="string">
            <text:p text:style-name="P13">56.46</text:p>
          </table:table-cell>
          <table:table-cell table:style-name="Tabela4.E49" office:value-type="string">
            <text:p text:style-name="P9"/>
          </table:table-cell>
        </table:table-row>
      </table:table>
      <text:p text:style-name="P6"/>
      <text:p text:style-name="P26">O cálculo de tais valores é feito seguindo a fórmula:</text:p>
      <text:p text:style-name="P26"/>
      <text:p text:style-name="P27"><text:span text:style-name="T7"><text:tab/>Q[s,a] ←Q[s,a] + α(r+ γ max</text:span><text:span text:style-name="T10">a' </text:span><text:span text:style-name="T7">Q[s',a'] - Q[s,a])</text:span> </text:p>
      <text:p text:style-name="Text_20_body"><text:span text:style-name="T3">,sendo </text:span><text:span text:style-name="T8">max</text:span><text:span text:style-name="T11">a' </text:span><text:span text:style-name="T8">Q[s',a'] <text:s/></text:span>a ação <text:span text:style-name="T4">do estado seguinte </text:span>com valor máxim<text:span text:style-name="T4">o de recompensa.</text:span></text:p>
      <text:p text:style-name="P24">A partir do caminhamento na tabela de conhecimento, segue o resultado na grade:</text:p>
      <text:p text:style-name="P24"/>
      <text:p text:style-name="P30">. <text:span text:style-name="T3">= posição vazia</text:span></text:p>
      <text:p text:style-name="P31"># = penhasco</text:p>
      <text:p text:style-name="P31">0 = caminho deixado pelo agente</text:p>
      <text:p text:style-name="P31"/>
      <text:p text:style-name="P32">Posição Inicial</text:p>
      <table:table table:name="Tabela5" table:style-name="Tabela5">
        <table:table-column table:style-name="Tabela5.A" table:number-columns-repeated="11"/>
        <table:table-column table:style-name="Tabela5.L"/>
        <table:table-row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A1" office:value-type="string">
            <text:p text:style-name="P19">.</text:p>
          </table:table-cell>
          <table:table-cell table:style-name="Tabela5.L1" office:value-type="string">
            <text:p text:style-name="P19">.</text:p>
          </table:table-cell>
        </table:table-row>
        <table:table-row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L2" office:value-type="string">
            <text:p text:style-name="P19">.</text:p>
          </table:table-cell>
        </table:table-row>
        <table:table-row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A2" office:value-type="string">
            <text:p text:style-name="P19">.</text:p>
          </table:table-cell>
          <table:table-cell table:style-name="Tabela5.L2" office:value-type="string">
            <text:p text:style-name="P19">.</text:p>
          </table:table-cell>
        </table:table-row>
        <table:table-row>
          <table:table-cell table:style-name="Tabela5.A4" office:value-type="string">
            <text:p text:style-name="P15">0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A2" office:value-type="string">
            <text:p text:style-name="P15">#</text:p>
          </table:table-cell>
          <table:table-cell table:style-name="Tabela5.L2" office:value-type="string">
            <text:p text:style-name="P15">.</text:p>
          </table:table-cell>
        </table:table-row>
      </table:table>
      <text:p text:style-name="P30"/>
      <text:p text:style-name="P32">Posição 1: Cima</text:p>
      <table:table table:name="Tabela6" table:style-name="Tabela6">
        <table:table-column table:style-name="Tabela6.A" table:number-columns-repeated="11"/>
        <table:table-column table:style-name="Tabela6.L"/>
        <table:table-row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A1" office:value-type="string">
            <text:p text:style-name="P19">.</text:p>
          </table:table-cell>
          <table:table-cell table:style-name="Tabela6.L1" office:value-type="string">
            <text:p text:style-name="P19">.</text:p>
          </table:table-cell>
        </table:table-row>
        <table:table-row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L2" office:value-type="string">
            <text:p text:style-name="P19">.</text:p>
          </table:table-cell>
        </table:table-row>
        <text:soft-page-break/>
        <table:table-row>
          <table:table-cell table:style-name="Tabela6.A3" office:value-type="string">
            <text:p text:style-name="P15">0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A2" office:value-type="string">
            <text:p text:style-name="P19">.</text:p>
          </table:table-cell>
          <table:table-cell table:style-name="Tabela6.L2" office:value-type="string">
            <text:p text:style-name="P19">.</text:p>
          </table:table-cell>
        </table:table-row>
        <table:table-row>
          <table:table-cell table:style-name="Tabela6.A2" office:value-type="string">
            <text:p text:style-name="P15">0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A2" office:value-type="string">
            <text:p text:style-name="P15">#</text:p>
          </table:table-cell>
          <table:table-cell table:style-name="Tabela6.L2" office:value-type="string">
            <text:p text:style-name="P15">.</text:p>
          </table:table-cell>
        </table:table-row>
      </table:table>
      <text:p text:style-name="P30"/>
      <text:p text:style-name="P31"/>
      <text:p text:style-name="P32">Posição 13: Direita</text:p>
      <table:table table:name="Tabela7" table:style-name="Tabela7">
        <table:table-column table:style-name="Tabela7.A" table:number-columns-repeated="11"/>
        <table:table-column table:style-name="Tabela7.L"/>
        <table:table-row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A1" office:value-type="string">
            <text:p text:style-name="P19">.</text:p>
          </table:table-cell>
          <table:table-cell table:style-name="Tabela7.L1" office:value-type="string">
            <text:p text:style-name="P19">.</text:p>
          </table:table-cell>
        </table:table-row>
        <table:table-row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L2" office:value-type="string">
            <text:p text:style-name="P19">.</text:p>
          </table:table-cell>
        </table:table-row>
        <table:table-row>
          <table:table-cell table:style-name="Tabela7.A2" office:value-type="string">
            <text:p text:style-name="P15">0</text:p>
          </table:table-cell>
          <table:table-cell table:style-name="Tabela7.B3" office:value-type="string">
            <text:p text:style-name="P16">0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A2" office:value-type="string">
            <text:p text:style-name="P19">.</text:p>
          </table:table-cell>
          <table:table-cell table:style-name="Tabela7.L2" office:value-type="string">
            <text:p text:style-name="P19">.</text:p>
          </table:table-cell>
        </table:table-row>
        <table:table-row>
          <table:table-cell table:style-name="Tabela7.A2" office:value-type="string">
            <text:p text:style-name="P15">0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A2" office:value-type="string">
            <text:p text:style-name="P15">#</text:p>
          </table:table-cell>
          <table:table-cell table:style-name="Tabela7.L2" office:value-type="string">
            <text:p text:style-name="P15">.</text:p>
          </table:table-cell>
        </table:table-row>
      </table:table>
      <text:p text:style-name="P30"/>
      <text:p text:style-name="P32">Posição 14: Direita</text:p>
      <table:table table:name="Tabela8" table:style-name="Tabela8">
        <table:table-column table:style-name="Tabela8.A" table:number-columns-repeated="11"/>
        <table:table-column table:style-name="Tabela8.L"/>
        <table:table-row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A1" office:value-type="string">
            <text:p text:style-name="P19">.</text:p>
          </table:table-cell>
          <table:table-cell table:style-name="Tabela8.L1" office:value-type="string">
            <text:p text:style-name="P19">.</text:p>
          </table:table-cell>
        </table:table-row>
        <table:table-row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L2" office:value-type="string">
            <text:p text:style-name="P19">.</text:p>
          </table:table-cell>
        </table:table-row>
        <table:table-row>
          <table:table-cell table:style-name="Tabela8.A2" office:value-type="string">
            <text:p text:style-name="P15">0</text:p>
          </table:table-cell>
          <table:table-cell table:style-name="Tabela8.A2" office:value-type="string">
            <text:p text:style-name="P15">0</text:p>
          </table:table-cell>
          <table:table-cell table:style-name="Tabela8.C3" office:value-type="string">
            <text:p text:style-name="P15">0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A2" office:value-type="string">
            <text:p text:style-name="P19">.</text:p>
          </table:table-cell>
          <table:table-cell table:style-name="Tabela8.L2" office:value-type="string">
            <text:p text:style-name="P19">.</text:p>
          </table:table-cell>
        </table:table-row>
        <table:table-row>
          <table:table-cell table:style-name="Tabela8.A2" office:value-type="string">
            <text:p text:style-name="P15">0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A2" office:value-type="string">
            <text:p text:style-name="P15">#</text:p>
          </table:table-cell>
          <table:table-cell table:style-name="Tabela8.L2" office:value-type="string">
            <text:p text:style-name="P15">.</text:p>
          </table:table-cell>
        </table:table-row>
      </table:table>
      <text:p text:style-name="P22"/>
      <text:p text:style-name="P32">Posição 15: Direita</text:p>
      <table:table table:name="Tabela9" table:style-name="Tabela9">
        <table:table-column table:style-name="Tabela9.A" table:number-columns-repeated="11"/>
        <table:table-column table:style-name="Tabela9.L"/>
        <table:table-row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A1" office:value-type="string">
            <text:p text:style-name="P19">.</text:p>
          </table:table-cell>
          <table:table-cell table:style-name="Tabela9.L1" office:value-type="string">
            <text:p text:style-name="P19">.</text:p>
          </table:table-cell>
        </table:table-row>
        <table:table-row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L2" office:value-type="string">
            <text:p text:style-name="P19">.</text:p>
          </table:table-cell>
        </table:table-row>
        <table:table-row>
          <table:table-cell table:style-name="Tabela9.A2" office:value-type="string">
            <text:p text:style-name="P15">0</text:p>
          </table:table-cell>
          <table:table-cell table:style-name="Tabela9.A2" office:value-type="string">
            <text:p text:style-name="P15">0</text:p>
          </table:table-cell>
          <table:table-cell table:style-name="Tabela9.A2" office:value-type="string">
            <text:p text:style-name="P15">0</text:p>
          </table:table-cell>
          <table:table-cell table:style-name="Tabela9.D3" office:value-type="string">
            <text:p text:style-name="P15">0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A2" office:value-type="string">
            <text:p text:style-name="P19">.</text:p>
          </table:table-cell>
          <table:table-cell table:style-name="Tabela9.L2" office:value-type="string">
            <text:p text:style-name="P19">.</text:p>
          </table:table-cell>
        </table:table-row>
        <table:table-row>
          <table:table-cell table:style-name="Tabela9.A2" office:value-type="string">
            <text:p text:style-name="P15">0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A2" office:value-type="string">
            <text:p text:style-name="P15">#</text:p>
          </table:table-cell>
          <table:table-cell table:style-name="Tabela9.L2" office:value-type="string">
            <text:p text:style-name="P15">.</text:p>
          </table:table-cell>
        </table:table-row>
      </table:table>
      <text:p text:style-name="P22"/>
      <text:p text:style-name="P32">Posição 16: Direita</text:p>
      <table:table table:name="Tabela10" table:style-name="Tabela10">
        <table:table-column table:style-name="Tabela10.A" table:number-columns-repeated="11"/>
        <table:table-column table:style-name="Tabela10.L"/>
        <table:table-row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A1" office:value-type="string">
            <text:p text:style-name="P19">.</text:p>
          </table:table-cell>
          <table:table-cell table:style-name="Tabela10.L1" office:value-type="string">
            <text:p text:style-name="P19">.</text:p>
          </table:table-cell>
        </table:table-row>
        <table:table-row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L2" office:value-type="string">
            <text:p text:style-name="P19">.</text:p>
          </table:table-cell>
        </table:table-row>
        <table:table-row>
          <table:table-cell table:style-name="Tabela10.A2" office:value-type="string">
            <text:p text:style-name="P15">0</text:p>
          </table:table-cell>
          <table:table-cell table:style-name="Tabela10.A2" office:value-type="string">
            <text:p text:style-name="P15">0</text:p>
          </table:table-cell>
          <table:table-cell table:style-name="Tabela10.A2" office:value-type="string">
            <text:p text:style-name="P15">0</text:p>
          </table:table-cell>
          <table:table-cell table:style-name="Tabela10.A2" office:value-type="string">
            <text:p text:style-name="P15">0</text:p>
          </table:table-cell>
          <table:table-cell table:style-name="Tabela10.E3" office:value-type="string">
            <text:p text:style-name="P15">0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A2" office:value-type="string">
            <text:p text:style-name="P19">.</text:p>
          </table:table-cell>
          <table:table-cell table:style-name="Tabela10.L2" office:value-type="string">
            <text:p text:style-name="P19">.</text:p>
          </table:table-cell>
        </table:table-row>
        <table:table-row>
          <table:table-cell table:style-name="Tabela10.A2" office:value-type="string">
            <text:p text:style-name="P15">0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A2" office:value-type="string">
            <text:p text:style-name="P15">#</text:p>
          </table:table-cell>
          <table:table-cell table:style-name="Tabela10.L2" office:value-type="string">
            <text:p text:style-name="P15">.</text:p>
          </table:table-cell>
        </table:table-row>
      </table:table>
      <text:p text:style-name="P22"/>
      <text:p text:style-name="P32">Posição 17: Direita</text:p>
      <table:table table:name="Tabela11" table:style-name="Tabela11">
        <table:table-column table:style-name="Tabela11.A" table:number-columns-repeated="11"/>
        <table:table-column table:style-name="Tabela11.L"/>
        <table:table-row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A1" office:value-type="string">
            <text:p text:style-name="P20">.</text:p>
          </table:table-cell>
          <table:table-cell table:style-name="Tabela11.L1" office:value-type="string">
            <text:p text:style-name="P20">.</text:p>
          </table:table-cell>
        </table:table-row>
        <table:table-row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L2" office:value-type="string">
            <text:p text:style-name="P20">.</text:p>
          </table:table-cell>
        </table:table-row>
        <table:table-row>
          <table:table-cell table:style-name="Tabela11.A2" office:value-type="string">
            <text:p text:style-name="P16">0</text:p>
          </table:table-cell>
          <table:table-cell table:style-name="Tabela11.A2" office:value-type="string">
            <text:p text:style-name="P16">0</text:p>
          </table:table-cell>
          <table:table-cell table:style-name="Tabela11.A2" office:value-type="string">
            <text:p text:style-name="P16">0</text:p>
          </table:table-cell>
          <table:table-cell table:style-name="Tabela11.A2" office:value-type="string">
            <text:p text:style-name="P16">0</text:p>
          </table:table-cell>
          <table:table-cell table:style-name="Tabela11.A2" office:value-type="string">
            <text:p text:style-name="P16">0</text:p>
          </table:table-cell>
          <table:table-cell table:style-name="Tabela11.F3" office:value-type="string">
            <text:p text:style-name="P21">0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A2" office:value-type="string">
            <text:p text:style-name="P20">.</text:p>
          </table:table-cell>
          <table:table-cell table:style-name="Tabela11.L2" office:value-type="string">
            <text:p text:style-name="P20">.</text:p>
          </table:table-cell>
        </table:table-row>
        <table:table-row>
          <table:table-cell table:style-name="Tabela11.A2" office:value-type="string">
            <text:p text:style-name="P16">0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A2" office:value-type="string">
            <text:p text:style-name="P16">#</text:p>
          </table:table-cell>
          <table:table-cell table:style-name="Tabela11.L2" office:value-type="string">
            <text:p text:style-name="P16">.</text:p>
          </table:table-cell>
        </table:table-row>
      </table:table>
      <text:p text:style-name="P23"/>
      <text:p text:style-name="P32">Posição 18: Direita</text:p>
      <table:table table:name="Tabela12" table:style-name="Tabela12">
        <table:table-column table:style-name="Tabela12.A" table:number-columns-repeated="11"/>
        <table:table-column table:style-name="Tabela12.L"/>
        <table:table-row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A1" office:value-type="string">
            <text:p text:style-name="P20">.</text:p>
          </table:table-cell>
          <table:table-cell table:style-name="Tabela12.L1" office:value-type="string">
            <text:p text:style-name="P20">.</text:p>
          </table:table-cell>
        </table:table-row>
        <table:table-row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L2" office:value-type="string">
            <text:p text:style-name="P20">.</text:p>
          </table:table-cell>
        </table:table-row>
        <table:table-row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21">0</text:p>
          </table:table-cell>
          <table:table-cell table:style-name="Tabela12.G3" office:value-type="string">
            <text:p text:style-name="P21">0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A2" office:value-type="string">
            <text:p text:style-name="P20">.</text:p>
          </table:table-cell>
          <table:table-cell table:style-name="Tabela12.L2" office:value-type="string">
            <text:p text:style-name="P20">.</text:p>
          </table:table-cell>
        </table:table-row>
        <table:table-row>
          <table:table-cell table:style-name="Tabela12.A2" office:value-type="string">
            <text:p text:style-name="P16">0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A2" office:value-type="string">
            <text:p text:style-name="P16">#</text:p>
          </table:table-cell>
          <table:table-cell table:style-name="Tabela12.L2" office:value-type="string">
            <text:p text:style-name="P16">.</text:p>
          </table:table-cell>
        </table:table-row>
      </table:table>
      <text:p text:style-name="P23"/>
      <text:p text:style-name="P32">Posição 19: Direita</text:p>
      <table:table table:name="Tabela13" table:style-name="Tabela13">
        <table:table-column table:style-name="Tabela13.A" table:number-columns-repeated="11"/>
        <table:table-column table:style-name="Tabela13.L"/>
        <text:soft-page-break/>
        <table:table-row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A1" office:value-type="string">
            <text:p text:style-name="P20">.</text:p>
          </table:table-cell>
          <table:table-cell table:style-name="Tabela13.L1" office:value-type="string">
            <text:p text:style-name="P20">.</text:p>
          </table:table-cell>
        </table:table-row>
        <table:table-row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L2" office:value-type="string">
            <text:p text:style-name="P20">.</text:p>
          </table:table-cell>
        </table:table-row>
        <table:table-row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21">0</text:p>
          </table:table-cell>
          <table:table-cell table:style-name="Tabela13.A2" office:value-type="string">
            <text:p text:style-name="P16">0</text:p>
          </table:table-cell>
          <table:table-cell table:style-name="Tabela13.H3" office:value-type="string">
            <text:p text:style-name="P21">0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A2" office:value-type="string">
            <text:p text:style-name="P20">.</text:p>
          </table:table-cell>
          <table:table-cell table:style-name="Tabela13.L2" office:value-type="string">
            <text:p text:style-name="P20">.</text:p>
          </table:table-cell>
        </table:table-row>
        <table:table-row>
          <table:table-cell table:style-name="Tabela13.A2" office:value-type="string">
            <text:p text:style-name="P16">0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A2" office:value-type="string">
            <text:p text:style-name="P16">#</text:p>
          </table:table-cell>
          <table:table-cell table:style-name="Tabela13.L2" office:value-type="string">
            <text:p text:style-name="P16">.</text:p>
          </table:table-cell>
        </table:table-row>
      </table:table>
      <text:p text:style-name="P23"/>
      <text:p text:style-name="P32">Posição 20: Direita</text:p>
      <table:table table:name="Tabela14" table:style-name="Tabela14">
        <table:table-column table:style-name="Tabela14.A" table:number-columns-repeated="11"/>
        <table:table-column table:style-name="Tabela14.L"/>
        <table:table-row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A1" office:value-type="string">
            <text:p text:style-name="P20">.</text:p>
          </table:table-cell>
          <table:table-cell table:style-name="Tabela14.L1" office:value-type="string">
            <text:p text:style-name="P20">.</text:p>
          </table:table-cell>
        </table:table-row>
        <table:table-row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L2" office:value-type="string">
            <text:p text:style-name="P20">.</text:p>
          </table:table-cell>
        </table:table-row>
        <table:table-row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21">0</text:p>
          </table:table-cell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0</text:p>
          </table:table-cell>
          <table:table-cell table:style-name="Tabela14.I3" office:value-type="string">
            <text:p text:style-name="P21">0</text:p>
          </table:table-cell>
          <table:table-cell table:style-name="Tabela14.A2" office:value-type="string">
            <text:p text:style-name="P20">.</text:p>
          </table:table-cell>
          <table:table-cell table:style-name="Tabela14.A2" office:value-type="string">
            <text:p text:style-name="P20">.</text:p>
          </table:table-cell>
          <table:table-cell table:style-name="Tabela14.L2" office:value-type="string">
            <text:p text:style-name="P20">.</text:p>
          </table:table-cell>
        </table:table-row>
        <table:table-row>
          <table:table-cell table:style-name="Tabela14.A2" office:value-type="string">
            <text:p text:style-name="P16">0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A2" office:value-type="string">
            <text:p text:style-name="P16">#</text:p>
          </table:table-cell>
          <table:table-cell table:style-name="Tabela14.L2" office:value-type="string">
            <text:p text:style-name="P16">.</text:p>
          </table:table-cell>
        </table:table-row>
      </table:table>
      <text:p text:style-name="P23"/>
      <text:p text:style-name="P32">Posição 21: Direita</text:p>
      <table:table table:name="Tabela15" table:style-name="Tabela15">
        <table:table-column table:style-name="Tabela15.A" table:number-columns-repeated="11"/>
        <table:table-column table:style-name="Tabela15.L"/>
        <table:table-row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A1" office:value-type="string">
            <text:p text:style-name="P20">.</text:p>
          </table:table-cell>
          <table:table-cell table:style-name="Tabela15.L1" office:value-type="string">
            <text:p text:style-name="P20">.</text:p>
          </table:table-cell>
        </table:table-row>
        <table:table-row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A2" office:value-type="string">
            <text:p text:style-name="P20">.</text:p>
          </table:table-cell>
          <table:table-cell table:style-name="Tabela15.L2" office:value-type="string">
            <text:p text:style-name="P20">.</text:p>
          </table:table-cell>
        </table:table-row>
        <table:table-row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21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0</text:p>
          </table:table-cell>
          <table:table-cell table:style-name="Tabela15.J3" office:value-type="string">
            <text:p text:style-name="P21">0</text:p>
          </table:table-cell>
          <table:table-cell table:style-name="Tabela15.A2" office:value-type="string">
            <text:p text:style-name="P20">.</text:p>
          </table:table-cell>
          <table:table-cell table:style-name="Tabela15.L2" office:value-type="string">
            <text:p text:style-name="P20">.</text:p>
          </table:table-cell>
        </table:table-row>
        <table:table-row>
          <table:table-cell table:style-name="Tabela15.A2" office:value-type="string">
            <text:p text:style-name="P16">0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A2" office:value-type="string">
            <text:p text:style-name="P16">#</text:p>
          </table:table-cell>
          <table:table-cell table:style-name="Tabela15.L2" office:value-type="string">
            <text:p text:style-name="P16">.</text:p>
          </table:table-cell>
        </table:table-row>
      </table:table>
      <text:p text:style-name="P23"/>
      <text:p text:style-name="P32">Posição 22: Direita</text:p>
      <table:table table:name="Tabela16" table:style-name="Tabela16">
        <table:table-column table:style-name="Tabela16.A" table:number-columns-repeated="11"/>
        <table:table-column table:style-name="Tabela16.L"/>
        <table:table-row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A1" office:value-type="string">
            <text:p text:style-name="P20">.</text:p>
          </table:table-cell>
          <table:table-cell table:style-name="Tabela16.L1" office:value-type="string">
            <text:p text:style-name="P20">.</text:p>
          </table:table-cell>
        </table:table-row>
        <table:table-row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A2" office:value-type="string">
            <text:p text:style-name="P20">.</text:p>
          </table:table-cell>
          <table:table-cell table:style-name="Tabela16.L2" office:value-type="string">
            <text:p text:style-name="P20">.</text:p>
          </table:table-cell>
        </table:table-row>
        <table:table-row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21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0</text:p>
          </table:table-cell>
          <table:table-cell table:style-name="Tabela16.K3" office:value-type="string">
            <text:p text:style-name="P21">0</text:p>
          </table:table-cell>
          <table:table-cell table:style-name="Tabela16.L2" office:value-type="string">
            <text:p text:style-name="P20">.</text:p>
          </table:table-cell>
        </table:table-row>
        <table:table-row>
          <table:table-cell table:style-name="Tabela16.A2" office:value-type="string">
            <text:p text:style-name="P16">0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A2" office:value-type="string">
            <text:p text:style-name="P16">#</text:p>
          </table:table-cell>
          <table:table-cell table:style-name="Tabela16.L2" office:value-type="string">
            <text:p text:style-name="P16">.</text:p>
          </table:table-cell>
        </table:table-row>
      </table:table>
      <text:p text:style-name="P23"/>
      <text:p text:style-name="P32">Posição 23: Direita</text:p>
      <table:table table:name="Tabela17" table:style-name="Tabela17">
        <table:table-column table:style-name="Tabela17.A" table:number-columns-repeated="11"/>
        <table:table-column table:style-name="Tabela17.L"/>
        <table:table-row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A1" office:value-type="string">
            <text:p text:style-name="P20">.</text:p>
          </table:table-cell>
          <table:table-cell table:style-name="Tabela17.L1" office:value-type="string">
            <text:p text:style-name="P20">.</text:p>
          </table:table-cell>
        </table:table-row>
        <table:table-row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A2" office:value-type="string">
            <text:p text:style-name="P20">.</text:p>
          </table:table-cell>
          <table:table-cell table:style-name="Tabela17.L2" office:value-type="string">
            <text:p text:style-name="P20">.</text:p>
          </table:table-cell>
        </table:table-row>
        <table:table-row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21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0</text:p>
          </table:table-cell>
          <table:table-cell table:style-name="Tabela17.L3" office:value-type="string">
            <text:p text:style-name="P21">0</text:p>
          </table:table-cell>
        </table:table-row>
        <table:table-row>
          <table:table-cell table:style-name="Tabela17.A2" office:value-type="string">
            <text:p text:style-name="P16">0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A2" office:value-type="string">
            <text:p text:style-name="P16">#</text:p>
          </table:table-cell>
          <table:table-cell table:style-name="Tabela17.L2" office:value-type="string">
            <text:p text:style-name="P16">.</text:p>
          </table:table-cell>
        </table:table-row>
      </table:table>
      <text:p text:style-name="P23"/>
      <text:p text:style-name="P32">Posição 24: Baixo</text:p>
      <table:table table:name="Tabela18" table:style-name="Tabela18">
        <table:table-column table:style-name="Tabela18.A" table:number-columns-repeated="11"/>
        <table:table-column table:style-name="Tabela18.L"/>
        <table:table-row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A1" office:value-type="string">
            <text:p text:style-name="P20">.</text:p>
          </table:table-cell>
          <table:table-cell table:style-name="Tabela18.L1" office:value-type="string">
            <text:p text:style-name="P20">.</text:p>
          </table:table-cell>
        </table:table-row>
        <table:table-row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A2" office:value-type="string">
            <text:p text:style-name="P20">.</text:p>
          </table:table-cell>
          <table:table-cell table:style-name="Tabela18.L2" office:value-type="string">
            <text:p text:style-name="P20">.</text:p>
          </table:table-cell>
        </table:table-row>
        <table:table-row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21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0</text:p>
          </table:table-cell>
          <table:table-cell table:style-name="Tabela18.L2" office:value-type="string">
            <text:p text:style-name="P21">0</text:p>
          </table:table-cell>
        </table:table-row>
        <table:table-row>
          <table:table-cell table:style-name="Tabela18.A2" office:value-type="string">
            <text:p text:style-name="P16">0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A2" office:value-type="string">
            <text:p text:style-name="P16">#</text:p>
          </table:table-cell>
          <table:table-cell table:style-name="Tabela18.L4" office:value-type="string">
            <text:p text:style-name="P21">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Geneva, Verdan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52S</meta:editing-duration>
    <meta:editing-cycles>8</meta:editing-cycles>
    <meta:generator>LibreOffice/5.0.5.2$Windows_x86 LibreOffice_project/55b006a02d247b5f7215fc6ea0fde844b30035b3</meta:generator>
    <dc:date>2016-06-20T19:43:26.970000000</dc:date>
    <meta:document-statistic meta:table-count="17" meta:image-count="0" meta:object-count="0" meta:page-count="5" meta:paragraph-count="1055" meta:word-count="1456" meta:character-count="4358" meta:non-whitespace-character-count="3945"/>
    <meta:user-defined meta:name="Info 1"/>
    <meta:user-defined meta:name="Info 2"/>
    <meta:user-defined meta:name="Info 3"/>
    <meta:user-defined meta:name="Info 4"/>
  </office:meta>
</office:document-meta>
</file>